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text-properties fo:language="en" fo:country="US"/>
    </style:style>
    <style:style style:name="P8" style:family="paragraph" style:parent-style-name="Standard_20__28_user_29_"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style:font-name="Liberation Serif1" style:font-name-complex="Liberation Serif1"/>
    </style:style>
    <style:style style:name="T5" style:family="text">
      <style:text-properties style:font-name="Liberation Serif1" fo:font-style="italic" style:font-style-asian="italic" style:font-name-complex="Liberation Serif1" style:font-style-complex="italic"/>
    </style:style>
    <style:style style:name="T6" style:family="text">
      <style:text-properties style:font-name="Liberation Serif1" fo:font-weight="bold" style:font-weight-asian="bold" style:font-name-complex="Liberation Serif1" style:font-weight-complex="bold"/>
    </style:style>
    <style:style style:name="T7" style:family="text">
      <style:text-properties style:font-name="Liberation Serif1" style:font-name-asian="Liberation Serif1" style:font-name-complex="Liberation Serif1"/>
    </style:style>
    <style:style style:name="T8" style:family="text">
      <style:text-properties style:font-name="Liberation Serif1" fo:language="en" fo:country="US" fo:font-style="italic" style:font-style-asian="italic" style:font-name-complex="Liberation Serif1" style:font-style-complex="italic"/>
    </style:style>
    <style:style style:name="T9" style:family="text">
      <style:text-properties style:font-name="Liberation Serif1" fo:language="en" fo:country="US" style:font-name-complex="Liberation Serif1"/>
    </style:style>
    <style:style style:name="T10" style:family="text">
      <style:text-properties style:text-position="sub 58%" style:font-name="Liberation Serif1" style:font-name-complex="Liberation Serif1"/>
    </style:style>
    <style:style style:name="T11" style:family="text">
      <style:text-properties style:text-position="super 58%" style:font-name="Liberation Serif1" style:font-name-complex="Liberation Serif1"/>
    </style:style>
    <style:style style:name="T12" style:family="text">
      <style:text-properties officeooo:rsid="000f4d95"/>
    </style:style>
    <style:style style:name="T13" style:family="text">
      <style:text-properties officeooo:rsid="001cd2aa"/>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ext:p>
      <text:p text:style-name="Standard_20__28_user_29_"><draw:frame draw:style-name="fr1" draw:name="Image9" text:anchor-type="char" svg:width="6.9252in" svg:height="0.3661in" draw:z-index="1"><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p>
      <text:p text:style-name="Standard_20__28_user_29_">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Standard_20__28_user_29_">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text:p>
      <text:p text:style-name="Standard_20__28_user_29_">Может им лучше перейти на отели, на заполнение форм, на проверку наличия фотокамер и биноклей? 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p>
      <text:p text:style-name="Standard_20__28_user_29_">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text:p>
      <text:p text:style-name="Standard_20__28_user_29_">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text:s/>держаться…</text:p>
      <text:p text:style-name="Standard_20__28_user_29_">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text:soft-page-break/>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Standard_20__28_user_29_">–<text:span text:style-name="T2"> </text:span>Почему твои уравнения только для ангелов, Роджер? Почему <text:span text:style-name="T1">мы</text:span> не можем снизу повлиять?Какое-нибудь уравнение, чтоб мы <text:s/>смогли найти более безопасное место?</text:p>
      <text:p text:style-name="Standard_20__28_user_29_">–<text:span text:style-name="T2"> </text:span>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 не <text:s/>доходит.</text:p>
      <text:p text:style-name="Standard_20__28_user_29_">Ракеты распределяются 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p>
      <text:p text:style-name="Standard_20__28_user_29_">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Standard_20__28_user_29_">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p>
      <text:p text:style-name="Standard_20__28_user_29_">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p>
      <text:p text:style-name="Standard_20__28_user_29_">–<text:span text:style-name="T2"> </text:span>А вы могли бы… <text:span text:style-name="T1">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text:p>
      <text:p text:style-name="Standard_20__28_user_29_">–<text:span text:style-name="T2"> </text:span>Нет.</text:p>
      <text:p text:style-name="Standard_20__28_user_29_">–<text:span text:style-name="T2"> </text:span>Но позвольте—</text:p>
      <text:p text:style-name="Standard_20__28_user_29_"><text:soft-page-break/>–<text:span text:style-name="T2"> </text:span>Любой квадрат может быть ударен снова. Попадания не мешают друг другу. Средняя плотность величина постоянная.</text:p>
      <text:p text:style-name="Standard_20__28_user_29_">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Standard_20__28_user_29_">–<text:span text:style-name="T2"> </text:span>Но квадраты, которые уже получили несколько попаданий, я имею в виду—</text:p>
      <text:p text:style-name="Standard_20__28_user_29_">–<text:span text:style-name="T2"> </text:span>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p>
      <text:p text:style-name="Standard_20__28_user_29_">Сказать такое последователю Павлова. 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 text:style-name="T1">поколение</text:span>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text:p>
      <text:p text:style-name="Standard_20__28_user_29_">–<text:span text:style-name="T2"> </text:span>Римляне,– Роджер и его преподобие д-р Де ла Нут однажды вечером напились вместе,–древне-римские священники клали решето на дорогу, а потом следили стебликакой травы прорастают сквозь дырки.</text:p>
      <text:p text:style-name="Standard_20__28_user_29_">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 посмотрим…</text:p>
      <text:p text:style-name="Standard_20__28_user_29_">–<text:span text:style-name="T2"> </text:span>Ехико,– подавшись вперёд с явной враждебностью.– Проросшие стебли они применяли для лечения больных. У них решето было очеь священным предметом. А что вы сделаете со своим, которо наложили поверх Лондона? Как вы используете то, что растёт в вашей сети смертей?</text:p>
      <text:p text:style-name="Standard_20__28_user_29_">–<text:span text:style-name="T2"> </text:span>Я вас не понимаю.–Это всего лишь уравнение….</text:p>
      <text:p text:style-name="Standard_20__28_user_29_">Роджер вправду хочет, чтобы другим <text:s/>было понятно о чём от говорит. Джессика знает это. Когда они не понимают, <text:s text:c="2"/>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p>
      <text:p text:style-name="Standard_20__28_user_29_">–<text:span text:style-name="T2"> </text:span>Но так не честно.</text:p>
      <text:p text:style-name="Standard_20__28_user_29_">–<text:span text:style-name="T2"> </text:span>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Standard_20__28_user_29_">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text:s/>Ну. Прекрати.</text:p>
      <text:p text:style-name="Standard_20__28_user_29_">–<text:span text:style-name="T2"> </text:span>Иногда...–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p>
      <text:p text:style-name="Standard_20__28_user_29_">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Standard_20__28_user_29_">–<text:span text:style-name="T2"> </text:span>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text:soft-page-break/>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p>
      <text:p text:style-name="Standard_20__28_user_29_">–<text:span text:style-name="T2"> </text:span>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text:p>
      <text:p text:style-name="Standard_20__28_user_29_">–<text:span text:style-name="T2"> </text:span>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p>
      <text:p text:style-name="Standard_20__28_user_29_">–<text:span text:style-name="T2"> </text:span>Я знала, что ты рассердишься,– <text:s/>пробормотала она.</text:p>
      <text:p text:style-name="Standard_20__28_user_29_">–<text:span text:style-name="T2"> </text:span>Я не сержусь. Нисколько.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полных лунатиков,»– Джессика, вздыхая о боже, подтягивает свои красивые ноги вверх на кресло,– «они верят в жизнь после смерти, о связи от-сознания-к-сознанию, в пророчества, ясновидение, телепортацию—они <text:span text:style-name="T1">верят</text:span>, Джес! и—и—,»– что-то не даёт ему говорить. Она забывает о своём раздражении, подымается из кресла с узором из набухших капель, чтобы обнять его <text:span text:style-name="T1">и как она знает</text:span>,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p>
      <text:p text:style-name="Standard_20__28_user_29_"><text:span text:style-name="T1">От-сознания-к-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p>
      <text:p text:style-name="Standard_20__28_user_29_">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text:soft-page-break/>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Standard_20__28_user_29_">–<text:span text:style-name="T2"> </text:span>Как это всё было? До войны?– <text:s/>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p>
      <text:p text:style-name="Standard_20__28_user_29_">–<text:span text:style-name="T2"> </text:span>Ну, в общем,– скрипучим голосом старого пердуна, парализованная рука тянется щипнуть её за грудь самым мерзкоим образом, какой он знает,– это, девонька, зависит от того <text:span text:style-name="T1">какую</text:span> войну, ты <text:span text:style-name="T1">имеешь в виду</text:span>.– И вот она подходит, слюна в уголке его нижней губы собирается, ве, и капает тонкой белесой ниточкой, он такой умный, натренировал все самые гадкие гадости….</text:p>
      <text:p text:style-name="Standard_20__28_user_29_">–<text:span text:style-name="T2"> </text:span>Брось, Роджер. Я серьёзно. Я не помню.– 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 text:style-name="T1">Мама, что тут</text:span>… огурцы и лук на разделочной доске, цветки дикой моркови, взбрызги сияюще жёлтого, в тёмной, очень зелёной лужайке и его голос—</text:p>
      <text:p text:style-name="Standard_20__28_user_29_">–<text:span text:style-name="T2"> </text:span>Я помню только, что это было глупо. Просто потрясающе глупо. Ничего не происходило. Ах, да Эдвард VIII отрёкся. Он полюбил—</text:p>
      <text:p text:style-name="Standard_20__28_user_29_">–<text:span text:style-name="T2"> </text:span>Это я знаю. Читаю журналы. Но на что это было <text:span text:style-name="T1">похоже</text:span>?</text:p>
      <text:p text:style-name="Standard_20__28_user_29_">–<text:span text:style-name="T2"> </text:span>Просто… да просто чертовски глупо. И всё. Переживали о вещай, которые вообще—Джес, ты вправду не помнишь?</text:p>
      <text:p text:style-name="Standard_20__28_user_29_">Игры, фартучки, подружки, 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p>
      <text:p text:style-name="Standard_20__28_user_29_">–<text:span text:style-name="T2"> </text:span>Ничего такого, что пропало бы полностью, чего я больше не смогу найти.</text:p>
      <text:p text:style-name="Standard_20__28_user_29_">–<text:span text:style-name="T2"> </text:span>Даже так. А по <text:span text:style-name="T1">моим</text:span> воспоминаниям—</text:p>
      <text:p text:style-name="Standard_20__28_user_29_">–<text:span text:style-name="T2"> <text:s/></text:span>Ну, и?– Они оба улыбаются.</text:p>
      <text:p text:style-name="Standard_20__28_user_29_">–<text:span text:style-name="T2"> </text:span>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p>
      <text:p text:style-name="Standard_20__28_user_29_">–<text:span text:style-name="T2"> </text:span>А кто-то постоянно плачет, уа, уа...,–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p>
      <text:p text:style-name="Standard_20__28_user_29_">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Standard_20__28_user_29_">Сердца их колотятся. Барабанные перепонки напряжены болезненным звоном сверхдавления. Невидимый поезд громыхает прочь над крышей….</text:p>
      <text:p text:style-name="Standard_20__28_user_29_">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T1">а попробуй-ка пощекотать меня</text:span>….</text:p>
      <text:p text:style-name="Standard_20__28_user_29_"><draw:frame draw:style-name="fr1" draw:name="Image10" text:anchor-type="char" svg:width="6.9252in" svg:height="0.3661in" draw:z-index="2"><draw:image xlink:href="Pictures/1000000000000B720000009B428C9716555D8079.png" xlink:type="simple" xlink:show="embed" xlink:actuate="onLoad" loext:mime-type="image/png"/></draw:frame>(1)</text:p>
      <text:p text:style-name="big-left-indent">ВЗ Палата Абреакции</text:p>
      <text:p text:style-name="big-left-indent">Госпиталь Св. Вероники</text:p>
      <text:p text:style-name="big-left-indent">Вончепелгейт, Е1</text:p>
      <text:p text:style-name="big-left-indent">Лондон, Англия</text:p>
      <text:p text:style-name="big-left-indent"><text:soft-page-break/>Зима 1944</text:p>
      <text:p text:style-name="Standard_20__28_user_29_">Пар<text:span text:style-name="T12">нишке</text:span> из Кеноши</text:p>
      <text:p text:style-name="Standard_20__28_user_29_">Общая Почта</text:p>
      <text:p text:style-name="Standard_20__28_user_29_">Кеноша, Висконсин, США</text:p>
      <text:p text:style-name="Standard_20__28_user_29_"/>
      <text:p text:style-name="Standard_20__28_user_29_">Дорогой сэр,</text:p>
      <text:p text:style-name="Standard_20__28_user_29_">Я <text:span text:style-name="T1">когда-нибудь</text:span> в жизни Вас о чём-то просил?</text:p>
      <text:p text:style-name="indent-big">Искренне Ваш,</text:p>
      <text:p text:style-name="indent-big">лейт. Тайрон Слотроп</text:p>
      <text:p text:style-name="Standard_20__28_user_29_"/>
      <text:p text:style-name="big-left-indent">Общая Почта</text:p>
      <text:p text:style-name="big-left-indent">Кеноша, Виск., США</text:p>
      <text:p text:style-name="Standard_20__28_user_29_">несколькими днями позже</text:p>
      <text:p text:style-name="Standard_20__28_user_29_"/>
      <text:p text:style-name="Standard_20__28_user_29_">Тайрону Слотропу, Эскв.</text:p>
      <text:p text:style-name="Standard_20__28_user_29_">ВЗ Палата Абреакции</text:p>
      <text:p text:style-name="Standard_20__28_user_29_">Госпиталь Св. Вероники</text:p>
      <text:p text:style-name="Standard_20__28_user_29_">Вончепелгейт, Е1</text:p>
      <text:p text:style-name="Standard_20__28_user_29_">Лондон, Англия</text:p>
      <text:p text:style-name="Standard_20__28_user_29_"/>
      <text:p text:style-name="Standard_20__28_user_29_">Дорогой м-р Слотроп:</text:p>
      <text:p text:style-name="Standard_20__28_user_29_">Такого не случалось.</text:p>
      <text:p text:style-name="indent-big">Пар<text:span text:style-name="T12">нишка</text:span> из Кеноши</text:p>
      <text:p text:style-name="Standard_20__28_user_29_">(2) Хитрожопый юнец: А, я делал все эти старомодные танцы, я делал «Чарльстон», а и «Большое Яблоко» тоже!</text:p>
      <text:p text:style-name="Standard_20__28_user_29_">Старый танцор ветеран: Спорим, ты никогда не сделал «Кеношу», паренёк.</text:p>
      <text:p text:style-name="Standard_20__28_user_29_"/>
      <text:p text:style-name="Standard_20__28_user_29_">(2.1) Х.Ю.: Блин! Я делал все те танцы, я делал «Кика Вока», и я делал «Линди» тоже!</text:p>
      <text:p text:style-name="Standard_20__28_user_29_"><text:tab/>С.Т.В.: <text:s/>Спорим, ты никогда не сделал «Парн<text:span text:style-name="T12">ишку</text:span> из Кеноши».</text:p>
      <text:p text:style-name="Standard_20__28_user_29_"/>
      <text:p text:style-name="Standard_20__28_user_29_">(3) Младший сотрудник: Ну, он избегал меня, и я подумал может это из-за Дела Слотропа. Если он считает меня виновным—</text:p>
      <text:p text:style-name="Standard_20__28_user_29_">Старший (заносчиво): Тебя! Да, никогда Парень из Кеноши и на секунду не подумал будто <text:span text:style-name="T1">ты…</text:span></text:p>
      <text:p text:style-name="Standard_20__28_user_29_"/>
      <text:p text:style-name="Standard_20__28_user_29_">(3.1) Старший (изумлённо): Тебя? Да, никогда! Чтоб Парень из Кеноши хоть на секунду бы подумал будто <text:span text:style-name="T1">ты…?</text:span></text:p>
      <text:p text:style-name="Standard_20__28_user_29_"/>
      <text:p text:style-name="Standard_20__28_user_29_">(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p>
      <text:p text:style-name="Standard_20__28_user_29_">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один cc в одной дозе, как положено.</text:p>
      <text:p text:style-name="Standard_20__28_user_29_"/>
      <text:p text:style-name="Standard_20__28_user_29_">(5) Может ты профукал Филадельфию, обручил Рочестер, обжулил Жолиет, но ты никогда не сделал парня из Кеноши.</text:p>
      <text:p text:style-name="Standard_20__28_user_29_"><text:soft-page-break/></text:p>
      <text:p text:style-name="Standard_20__28_user_29_">(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жеребёнка, птичка. (Теперь стихая…) Ларедского ягнёнка. Птичка. О-го. Погоди. Что такое, Слотроп? Ты никогда не делал парня из Кеноши. Очнись, Слотроп.</text:p>
      <text:p text:style-name="Standard_20__28_user_29_"/>
      <text:p text:style-name="Standard_20__28_user_29_">Мой кулак уже торчком,</text:p>
      <text:p text:style-name="Standard_20__28_user_29_">Не злись,</text:p>
      <text:p text:style-name="Standard_20__28_user_29_">Запишись,</text:p>
      <text:p text:style-name="Standard_20__28_user_29_">Вва-лись, Слотроп!</text:p>
      <text:p text:style-name="Standard_20__28_user_29_"/>
      <text:p text:style-name="Standard_20__28_user_29_">Джексон, это похуй мне,</text:p>
      <text:p text:style-name="Standard_20__28_user_29_">Покажь свой значок, что был на войне,</text:p>
      <text:p text:style-name="Standard_20__28_user_29_">Вва-лись, Слотроп!</text:p>
      <text:p text:style-name="Standard_20__28_user_29_"/>
      <text:p text:style-name="Standard_20__28_user_29_">Меня тут не любят, не могут понять,</text:p>
      <text:p text:style-name="Standard_20__28_user_29_">Лишь ищут куда бы ещё послать….</text:p>
      <text:p text:style-name="Standard_20__28_user_29_"/>
      <text:p text:style-name="Standard_20__28_user_29_">Голову мне продырявь, провода вставь в мозг мой,</text:p>
      <text:p text:style-name="Standard_20__28_user_29_">Вену проткни иглой,</text:p>
      <text:p text:style-name="Standard_20__28_user_29_"/>
      <text:p text:style-name="Standard_20__28_user_29_">Слотроп, очнись!</text:p>
      <text:p text:style-name="Standard_20__28_user_29_"/>
      <text:p text:style-name="Standard_20__28_user_29_">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Итак—где вы. Слотроп? Вы что-нибудь видите?</text:p>
      <text:p text:style-name="Standard_20__28_user_29_">Слотроп: Ну, нет, не то, чтобы <text:span text:style-name="T1">вижу…</text:span></text:p>
      <text:p text:style-name="Standard_20__28_user_29_">С рёвом по эстакаде подземки, только в Бостон, сталь и углеродный саван на древней кирпичной кладке—</text:p>
      <text:p text:style-name="Standard_20__28_user_29_"/>
      <text:p text:style-name="Standard_20__28_user_29_">Этот ритм меня поймал,</text:p>
      <text:p text:style-name="Standard_20__28_user_29_">О, бэби, этта свинг, свинг, свинг!</text:p>
      <text:p text:style-name="Standard_20__28_user_29_">Ей-ей, поймал,</text:p>
      <text:p text:style-name="Standard_20__28_user_29_">Прикинь, весь-целый-мир-вокруг поёт,</text:p>
      <text:p text:style-name="Standard_20__28_user_29_">Я в жизни не слыхал столь-сладких-звуков,</text:p>
      <text:p text:style-name="Standard_20__28_user_29_">Таких нет даже за углом, на Бейсин-Стрит,</text:p>
      <text:p text:style-name="Standard_20__28_user_29_">И в этом ритме, крошка, мы будем делать</text:p>
      <text:p text:style-name="Standard_20__28_user_29_">Свинг, свинг, свинг,</text:p>
      <text:p text:style-name="Standard_20__28_user_29_">Давай же, крошка… вжарим… свинг!</text:p>
      <text:p text:style-name="Standard_20__28_user_29_"/>
      <text:p text:style-name="Standard_20__28_user_29_">Чёрные лица, белые скатерти, мерцание очень острых ножей в ряд с тарелками… дым табака и «плана» щедро смешались, щиплет глаза как терпкое вино, курнёшь этай клёвай дури и мазги паморщутся па ходу! Распрямиит их па полной, бу спок!</text:p>
      <text:p text:style-name="Standard_20__28_user_29_">ПРПУК: Это было «бу спок», Слотроп?</text:p>
      <text:p text:style-name="Standard_20__28_user_29_">Слотроп: Да ладно вам, парни… зачем вот так вот сразу…</text:p>
      <text:p text:style-name="Standard_20__28_user_29_">Белые ребята из колледжа, орут заказы групке джазменов на возвышении. Голоса из восточных частных школ, выговаривая «жопа» чуть округляют губы и получается «жёпя»…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p>
      <text:p text:style-name="Standard_20__28_user_29_">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 text:style-name="T1">ййееееххк</text:span>, отвратную <text:span text:style-name="T1">дыру! </text:span>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 text:style-name="T1">выпала</text:span>,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p>
      <text:p text:style-name="Standard_20__28_user_29_">Вслед? 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 text:style-name="T1">охренеть</text:span>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 text:style-name="T1">тут</text:span>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p>
      <text:p text:style-name="Standard_20__28_user_29_">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распускают его пояс, <text:s/>расстёгивают 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text:soft-page-break/>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T1">настоящее имя Малкольм</text:span>,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p>
      <text:p text:style-name="Standard_20__28_user_29_">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1">это</text:span>, а другие прокряхтят, эх жаль, но Слотроп не сказал ни так: ни эдак, потому что он особо ничего не <text:span text:style-name="T1">чувствует</text:span>. А и его потерянную гармошку <text:span text:style-name="T1">всё ещё</text:span> нигде не видно. Свет тут внизу тёмно 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 text:style-name="T1">этот</text:span> Джек <text:s/>сегодня? Если кто-то и мог спасти сегодня ту гармошку, так это, будь уверен, <text:s/><text:soft-page-break/>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p>
      <text:p text:style-name="Standard_20__28_user_29_"/>
      <text:p text:style-name="Standard_20__28_user_29_">Через унитаз, глянь на меня,</text:p>
      <text:p text:style-name="Standard_20__28_user_29_">Вот дурак попался,</text:p>
      <text:p text:style-name="Standard_20__28_user_29_">Хоть бы не стали писять</text:p>
      <text:p text:style-name="Standard_20__28_user_29_">Дирли тирли трали сялся</text:p>
      <text:p text:style-name="Standard_20__28_user_29_"/>
      <text:p text:style-name="Standard_20__28_user_29_">И в ту 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p>
      <text:p text:style-name="Standard_20__28_user_29_">В какой-то момент коричневый мрак вокруг него начал светлеть. 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text:soft-page-break/>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p>
      <text:p text:style-name="Standard_20__28_user_29_">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p>
      <text:p text:style-name="Standard_20__28_user_29_"/>
      <text:p text:style-name="Standard_20__28_user_29_">Уже не помнишь Красного Малкольма, что наверху остался,</text:p>
      <text:p text:style-name="Standard_20__28_user_29_">В причёске Красный Дьявол до Волос Дорвался…</text:p>
      <text:p text:style-name="Standard_20__28_user_29_"/>
      <text:p text:style-name="Standard_20__28_user_29_">Ну, и вот этот самый Крачфилд, или Крочфилд, западопроходец. Не «архитипический» западопроходец, но <text:span text:style-name="T1">единственный</text:span>. 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p>
      <text:p text:style-name="P5"><text:s/></text:p>
      <text:p text:style-name="center">Долины Красной Реки</text:p>
      <text:p text:style-name="Standard_20__28_user_29_">В унитаз, говорят, тебя смыло—</text:p>
      <text:p text:style-name="Standard_20__28_user_29_">Присядь, отдохни, держи нос свой вверх</text:p>
      <text:p text:style-name="Standard_20__28_user_29_">Канализация кончается скоро,</text:p>
      <text:p text:style-name="Standard_20__28_user_29_">А говно на наших берегах круче всех.</text:p>
      <text:p text:style-name="Standard_20__28_user_29_"/>
      <text:p text:style-name="Standard_20__28_user_29_">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оки, ниггеров, да, особенно через нигеров…)</text:p>
      <text:p text:style-name="Standard_20__28_user_29_">Ну, тут, в общем, дружок Крачфилда как раз вышел из сарая. 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p>
      <text:p text:style-name="Standard_20__28_user_29_"/>
      <text:p text:style-name="Standard_20__28_user_29_"><text:soft-page-break/>Одного бандитика в Сан Берду,</text:p>
      <text:p text:style-name="Standard_20__28_user_29_">Одного китайчонка, что смылся с железной дороги,</text:p>
      <text:p text:style-name="Standard_20__28_user_29_">Одного с триппером, одного с зобом,</text:p>
      <text:p text:style-name="Standard_20__28_user_29_">Одного в последней стадии прока-зи,</text:p>
      <text:p text:style-name="Standard_20__28_user_29_">Хромого на левую ногу, хромого на правую ногу,</text:p>
      <text:p text:style-name="Standard_20__28_user_29_">Хромого на обе, всех будет три!</text:p>
      <text:p text:style-name="Standard_20__28_user_29_">Одного гомика, даже лесбу одну,</text:p>
      <text:p text:style-name="Standard_20__28_user_29_">Одного негришку, одного евреишку,</text:p>
      <text:p text:style-name="Standard_20__28_user_29_">Одного краснокожего с одним бизоном,</text:p>
      <text:p text:style-name="Standard_20__28_user_29_">И охотника на бизонов из Нью Мексико</text:p>
      <text:p text:style-name="Standard_20__28_user_29_"/>
      <text:p text:style-name="Standard_20__28_user_29_">И так далее, и так далее, по одному от всего, он Белый Йобмен в <text:span text:style-name="T1">terre mauvaise</text:span> 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T1">гремучей змеи</text:span>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p>
      <text:p text:style-name="Standard_20__28_user_29_">–<text:span text:style-name="T2"> </text:span>Ах, Крачфилд,– вскидывая руку,– как мило, что ты явился.</text:p>
      <text:p text:style-name="Standard_20__28_user_29_">–<text:span text:style-name="T2"> </text:span>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 text:style-name="T1">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text:soft-page-break/>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p>
      <text:p text:style-name="Standard_20__28_user_29_">Отв.: Да.</text:p>
      <text:p text:style-name="Standard_20__28_user_29_">Вопр.: Значит одна девушка индейка…</text:p>
      <text:p text:style-name="Standard_20__28_user_29_">Отв.: Одна <text:span text:style-name="T1">чисто</text:span> индейка. Одна <text:span text:style-name="T1">mestiza</text:span>. Одна <text:span text:style-name="T1">criolla</text:span>. Потом: одна якви. Одна навахо. Одна аппачи—</text:p>
      <text:p text:style-name="Standard_20__28_user_29_">Вопр.: Минуточку! Начнём с того, что был только один индеец, которого Кранчфилд убил.</text:p>
      <text:p text:style-name="Standard_20__28_user_29_">Отв.: Да.</text:p>
      <text:p text:style-name="Standard_20__28_user_29_">Рассматривайте это как вопрос оптимизации. Страна в состоянии хорошо поддерживать только одного от всякого.</text:p>
      <text:p text:style-name="Standard_20__28_user_29_">Вопр.: Тогда как же все остальные? Бостон. Лондон. Те что живут в городах. Те люди реальны или как?</text:p>
      <text:p text:style-name="Standard_20__28_user_29_">Отв.: Некоторые реальны, а некоторые нет.</text:p>
      <text:p text:style-name="Standard_20__28_user_29_">Вопр.: Ну, а реальные, они нужны? или не нужны?</text:p>
      <text:p text:style-name="Standard_20__28_user_29_">Отв.: Это зависит от того, что вы имеете в виду.</text:p>
      <text:p text:style-name="Standard_20__28_user_29_">Вопр.: Блядь, я ничего не имею в виду.</text:p>
      <text:p text:style-name="Standard_20__28_user_29_">Отв.: Зато <text:span text:style-name="T1">мы</text:span> имеем.</text:p>
      <text:p text:style-name="Standard_20__28_user_29_"><text:span text:style-name="T2"><text:s/></text:span>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p>
      <text:p text:style-name="Standard_20__28_user_29_">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p>
      <text:p text:style-name="Standard_20__28_user_29_">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Standard_20__28_user_29_">Слотроп: Где он? Почему не пришёл? Ты кто?</text:p>
      <text:p text:style-name="Standard_20__28_user_29_">Голос: Парня прикончили. И ты знаешь меня Слотроп. Забыл? Меня зовут Никогда.</text:p>
      <text:p text:style-name="Standard_20__28_user_29_">Слотроп: (вглядываясь) <text:span text:style-name="T1">Ты</text:span> Никогда? (пауза) <text:span text:style-name="T1">Сделал</text:span> Парня из Кеноши?</text:p>
      <text:p text:style-name="Standard_20__28_user_29_"><draw:frame draw:style-name="fr1" draw:name="Image11" text:anchor-type="char" svg:width="6.9252in" svg:height="0.3661in" draw:z-index="3"><draw:image xlink:href="Pictures/1000000000000B720000009B428C9716555D8079.png" xlink:type="simple" xlink:show="embed" xlink:actuate="onLoad" loext:mime-type="image/png"/></draw:frame>«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text:soft-page-break/>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pan text:style-name="T2">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4"><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text:soft-page-break/>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2"> </text:span>Я и не думал,– Ле Фройд продолжает вглядываться в море.</text:p>
      <text:p text:style-name="Standard_20__28_user_29_">–<text:span text:style-name="T2"> </text:span>Тогда что ты тут делаешь?А?</text:p>
      <text:p text:style-name="Standard_20__28_user_29_">–<text:span text:style-name="T2"> </text:span>Хотел посмотреть на море,– объясняет Ле Фройд.– Я никогда не видел. Хотя родственник, по крови, знаете ли ,морю.</text:p>
      <text:p text:style-name="Standard_20__28_user_29_">–<text:span text:style-name="T2"> </text:span>Вон оно что,– хитрый Стаглз подбирается всё ближе,– значит родственников посещаете, как мило.</text:p>
      <text:p text:style-name="Standard_20__28_user_29_">–<text:span text:style-name="T2"> </text:span>Я могу слышать Бога Моря!– кричит Ле Фройд изумлённо.</text:p>
      <text:p text:style-name="Standard_20__28_user_29_">–<text:span text:style-name="T2"> </text:span>Ну и ну, и как его зовут?– Они оба, с мокрыми лицами, орут против ветра.</text:p>
      <text:p text:style-name="Standard_20__28_user_29_">–<text:span text:style-name="T2"> </text:span>Не знаю,– кричит Ле Фройд,– а какое подошло бы?</text:p>
      <text:p text:style-name="Standard_20__28_user_29_">–<text:span text:style-name="T2">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text:soft-page-break/>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text:soft-page-break/>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text:soft-page-break/>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text:soft-page-break/>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text:soft-page-break/>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text:soft-page-break/>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text:soft-page-break/>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5"><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4">§ 6.72</text:span></text:span></text:p>
      <text:p text:style-name="center-norm"><text:span text:style-name="Source_20_Text"><text:span text:style-name="T4">«Невежа Недоросль», Найлан Смит Прес,</text:span></text:span></text:p>
      <text:p text:style-name="center-norm"><text:span text:style-name="Source_20_Text"><text:span text:style-name="T4">Кембридж (Массач.) 1933</text:span></text:span></text:p>
      <text:p text:style-name="center-norm"/>
      <text:p text:style-name="Standard_20__28_user_29_"><text:span text:style-name="Source_20_Text"><text:span text:style-name="T4">Падинг: Но не слишком ли это—</text:span></text:span></text:p>
      <text:p text:style-name="Standard_20__28_user_29_"><text:span text:style-name="Source_20_Text"><text:span text:style-name="T4">Пойнтсмен: Сэр?</text:span></text:span></text:p>
      <text:p text:style-name="Standard_20__28_user_29_"><text:span text:style-name="Source_20_Text"><text:span text:style-name="T4">Падинг: Разве это не убого, Пойнтсмен? Так вот вмешиваться в сознание другого человека?</text:span></text:span></text:p>
      <text:p text:style-name="Standard_20__28_user_29_"><text:span text:style-name="Source_20_Text"><text:span text:style-name="T4">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4">Падинг: Мы не можем, Пойнтсмен, это зверство</text:span></text:span></text:p>
      <text:p text:style-name="Standard_20__28_user_29_"><text:span text:style-name="Source_20_Text"><text:span text:style-name="T4">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4">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4">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4">Однако, эрекция либо есть, либо нет. Элегантная бинарность. Задание наблюдения может исполнить даже </text:span></text:span><text:span text:style-name="Source_20_Text"><text:span text:style-name="T5">студент</text:span></text:span><text:span text:style-name="Source_20_Text"><text:span text:style-name="T4">.</text:span></text:span></text:p>
      <text:p text:style-name="Standard_20__28_user_29_"><text:span text:style-name="Source_20_Text"><text:span text:style-name="T4">Безусловный стимул = поглаживание пениса антисептичным ватным тампоном.</text:span></text:span></text:p>
      <text:p text:style-name="Standard_20__28_user_29_"><text:span text:style-name="Source_20_Text"><text:span text:style-name="T4">Безусловная реакция = эрекция.</text:span></text:span></text:p>
      <text:p text:style-name="Standard_20__28_user_29_"><text:span text:style-name="Source_20_Text"><text:span text:style-name="T4">Условный стимул =</text:span></text:span><text:span text:style-name="Source_20_Text"><text:span text:style-name="T5"> х.</text:span></text:span></text:p>
      <text:p text:style-name="Standard_20__28_user_29_"><text:soft-page-break/><text:span text:style-name="Source_20_Text"><text:span text:style-name="T4">Условный рефлекс = эрекция в присутствии </text:span></text:span><text:span text:style-name="Source_20_Text"><text:span text:style-name="T5">х</text:span></text:span><text:span text:style-name="Source_20_Text"><text:span text:style-name="T4">, поглаживание уже не нужно, всё, что требуется это только </text:span></text:span><text:span text:style-name="Source_20_Text"><text:span text:style-name="T5">х</text:span></text:span><text:span text:style-name="Source_20_Text"><text:span text:style-name="T4">.</text:span></text:span></text:p>
      <text:p text:style-name="Standard_20__28_user_29_"><text:span text:style-name="Source_20_Text"><text:span text:style-name="T4">Значит </text:span></text:span><text:span text:style-name="Source_20_Text"><text:span text:style-name="T5">х</text:span></text:span><text:span text:style-name="Source_20_Text"><text:span text:style-name="T4">? а что такое </text:span></text:span><text:span text:style-name="Source_20_Text"><text:span text:style-name="T5">х</text:span></text:span><text:span text:style-name="Source_20_Text"><text:span text:style-name="T4">?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4">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5">за пределы</text:span></text:span><text:span text:style-name="Source_20_Text"><text:span text:style-name="T4">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5">скрытое подавление за пределы нуля.</text:span></text:span><text:span text:style-name="Source_20_Text"><text:span text:style-name="T4">» Курсив м-ра Пойнтсмена.</text:span></text:span></text:p>
      <text:p text:style-name="Standard_20__28_user_29_"><text:span text:style-name="Source_20_Text"><text:span text:style-name="T4">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5"> х</text:span></text:span><text:span text:style-name="Source_20_Text"><text:span text:style-name="T4">, и прекратил на этом? Может он забыл</text:span></text:span><text:span text:style-name="Source_20_Text"><text:span text:style-name="T6">—</text:span></text:span><text:span text:style-name="Source_20_Text"><text:span text:style-name="T4">или проигнорировал</text:span></text:span><text:span text:style-name="Source_20_Text"><text:span text:style-name="T6">—«</text:span></text:span><text:span text:style-name="Source_20_Text"><text:span text:style-name="T4">скрытое 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pan text:style-name="Source_20_Text"><text:span text:style-name="T4">Когда Слотроп был открыт, в конце 1944, «Белым Посещением»</text:span></text:span><text:span text:style-name="Source_20_Text"><text:span text:style-name="T6">—</text:span></text:span><text:span text:style-name="Source_20_Text"><text:span text:style-name="T4">хотя многие там уже знали его как знаменитого Дитя Тайрона</text:span></text:span><text:span text:style-name="Source_20_Text"><text:span text:style-name="T6">—</text:span></text:span><text:span text:style-name="Source_20_Text"><text:span text:style-name="T4">подобно открытию Нового Света, разные люди сочли, что они открыли разные вещи.</text:span></text:span></text:p>
      <text:p text:style-name="Standard_20__28_user_29_"><text:span text:style-name="Source_20_Text"><text:span text:style-name="T4">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4">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4">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5">звездой</text:span></text:span><text:span text:style-name="Source_20_Text"><text:span text:style-name="T4">, этой анало-садистской эмблемой успеха в классе, которой так пропитано начальное образование в Америке….»</text:span></text:span></text:p>
      <text:p text:style-name="Standard_20__28_user_29_"><text:span text:style-name="Source_20_Text"><text:span text:style-name="T4">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4">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4">Весьма удачно, Слотроп ставил даты на свои звёзды. Звезда всегда появляется </text:span></text:span><text:span text:style-name="Source_20_Text"><text:span text:style-name="T5">до</text:span></text:span><text:span text:style-name="Source_20_Text"><text:span text:style-name="T4">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oft-page-break/><text:span text:style-name="Source_20_Text"><text:span text:style-name="T4">Допустим, рассуждает Пойнтсмен, что стимулом </text:span></text:span><text:span text:style-name="Source_20_Text"><text:span text:style-name="T5">х</text:span></text:span><text:span text:style-name="Source_20_Text"><text:span text:style-name="T4">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5">вспять</text:span></text:span><text:span text:style-name="Source_20_Text"><text:span text:style-name="T4">. Сперва взрыв, затем звук приближения: V-2.</text:span></text:span></text:p>
      <text:p text:style-name="Standard_20__28_user_29_"><text:span text:style-name="Source_20_Text"><text:span text:style-name="T4">И всё-таки стимулом, каким-то образом </text:span></text:span><text:span text:style-name="Source_20_Text"><text:span text:style-name="T5">должна</text:span></text:span><text:span text:style-name="Source_20_Text"><text:span text:style-name="T4">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pan text:style-name="Source_20_Text"><text:span text:style-name="T4">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4">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4">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4">Теперь, зная, что без толку: –«Пойнтсмен, а что если Эдвин Трикл прав? Это ПК. Что если Слотроп—даже не осознавая—</text:span></text:span><text:span text:style-name="Source_20_Text"><text:span text:style-name="T5">заставляет</text:span></text:span><text:span text:style-name="Source_20_Text"><text:span text:style-name="T4"> их падать именно та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тогда у вас есть кое-что, не так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зачем ему. Если они падают там где он был—</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ожет он ненавидит женщи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я серьёз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ехико. Вас это действительно трогае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4">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text:span></text:span><text:soft-page-break/><text:span text:style-name="Source_20_Text"><text:span text:style-name="T4">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4">Пойнтсмен обсуждал паранойю и «идею противоположностей». Он чиркал восклицательные знаки и </text:span></text:span><text:span text:style-name="Source_20_Text"><text:span text:style-name="T5">как верно </text:span></text:span><text:span text:style-name="Source_20_Text"><text:span text:style-name="T4">в Книге по всем полям открытого письма Паавлова к Жане насчёт </text:span></text:span><text:span text:style-name="Source_20_Text"><text:span text:style-name="T5">ощущений внешнего воздействия </text:span></text:span><text:span text:style-name="Source_20_Text"><text:span text:style-name="T4">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4">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5">сказал</text:span></text:span><text:span text:style-name="Source_20_Text"><text:span text:style-name="T4"> эти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5">вы</text:span></text:span><text:span text:style-name="Source_20_Text"><text:span text:style-name="T4"> что сказали?</text:span></text:span></text:p>
      <text:p text:style-name="Standard_20__28_user_29_"><text:soft-page-break/><text:span text:style-name="Source_20_Text"><text:span text:style-name="T4">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4">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pan text:style-name="Source_20_Text"><text:span text:style-name="T4">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 нас обоих есть Слотроп,– вот что только что сказал Пойнтсм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Пойнтсмен—что вам с этого? Кроме славы, я имею в вид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мирен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5">возможно</text:span></text:span><text:span text:style-name="Source_20_Text"><text:span text:style-name="T4">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чего вы добиваетес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text:span></text:span><text:soft-page-break/><text:span text:style-name="Source_20_Text"><text:span text:style-name="T4">«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ачем?– <text:s/>что пробрало, Мехико?– Зачем я вам нуж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Я не знаю. Но вы нужны.</text:span></text:span></text:p>
      <text:p text:style-name="Standard_20__28_user_29_"><text:span text:style-name="Source_20_Text"><text:span text:style-name="T4">–</text:span></text:span><text:span text:style-name="Source_20_Text"><text:span text:style-name="T7"> </text:span></text:span><text:span text:style-name="Source_20_Text"><text:span text:style-name="T5">У вас</text:span></text:span><text:span text:style-name="Source_20_Text"><text:span text:style-name="T4"> навязчивая иде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4">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5">Как же девушки? </text:span></text:span><text:span text:style-name="Source_20_Text"><text:span text:style-name="T4">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5"> О, Джесси</text:span></text:span><text:span text:style-name="Source_20_Text"><text:span text:style-name="T4">, уткнувшись лицом в её голую, спящую, замысловато сплетённую из костей и сухожилий спину, </text:span></text:span><text:span text:style-name="Source_20_Text"><text:span text:style-name="T5">мне не доходит всё это….</text:span></text:span></text:p>
      <text:p text:style-name="Standard_20__28_user_29_"><text:span text:style-name="Source_20_Text"><text:span text:style-name="T4">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4">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oft-page-break/><text:span text:style-name="Source_20_Text"><text:span text:style-name="T4">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4">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4">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6"><draw:image xlink:href="Pictures/1000000000000B720000009B428C9716555D8079.png" xlink:type="simple" xlink:show="embed" xlink:actuate="onLoad" loext:mime-type="image/png"/></draw:frame><text:span text:style-name="Source_20_Text"><text:span text:style-name="T4">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4">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5">Amanita muscaria</text:span></text:span><text:span text:style-name="Source_20_Text"><text:span text:style-name="T4">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4">Но </text:span></text:span><text:span text:style-name="Source_20_Text"><text:span text:style-name="T5">что</text:span></text:span><text:span text:style-name="Source_20_Text"><text:span text:style-name="T4">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text:span></text:span><text:soft-page-break/><text:span text:style-name="Source_20_Text"><text:span text:style-name="T4">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4">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4">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5"> Der Kinderofen. . . </text:span></text:span><text:span text:style-name="Source_20_Text"><text:span text:style-name="T4">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text:span></text:span><text:soft-page-break/><text:span text:style-name="Source_20_Text"><text:span text:style-name="T4">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5">без общего термина, </text:span></text:span><text:span text:style-name="Source_20_Text"><text:span text:style-name="T4">бесконечно, непостижимо, но предсказуемо)… его фраза <text:s/></text:span></text:span><text:span text:style-name="Source_20_Text"><text:span text:style-name="T5">Padre Ignacio, </text:span></text:span><text:span text:style-name="Source_20_Text"><text:span text:style-name="T4">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5">Mme.</text:span></text:span><text:span text:style-name="Source_20_Text"><text:span text:style-name="T4">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4">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text:span></text:span><text:soft-page-break/><text:span text:style-name="Source_20_Text"><text:span text:style-name="T4">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4">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4">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5">резонами</text:span></text:span><text:span text:style-name="Source_20_Text"><text:span text:style-name="T4">…. «Желайте перемены»,– сказал однажды Рильке,– «у пламени берите вдохновенье!» В лавр, в соловья, в ветер… </text:span></text:span><text:span text:style-name="Source_20_Text"><text:span text:style-name="T5">желать</text:span></text:span><text:span text:style-name="Source_20_Text"><text:span text:style-name="T4">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4">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oft-page-break/><text:span text:style-name="Source_20_Text"><text:span text:style-name="T4">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5">Und nicht einmal sein Schritt klingt aus dem tonlosen Los. . . . </text:span></text:span><text:span text:style-name="Source_20_Text"><text:span text:style-name="T4">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5">Ни разу шаг его не встретил эха от Судьбы безгласной</text:span></text:span><text:span text:style-name="Source_20_Text"><text:span text:style-name="T4">…. Это он, Блисеро, взбирается на гору, как и взбирался почти уже 20 лет, задолго до того как принял пламя 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5">кто-нибудь</text:span></text:span><text:span text:style-name="Source_20_Text"><text:span text:style-name="T4">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text:span></text:span><text:soft-page-break/><text:span text:style-name="Source_20_Text"><text:span text:style-name="T4">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4">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4">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5">Duino Elegies</text:span></text:span><text:span text:style-name="Source_20_Text"><text:span text:style-name="T4">, только что напечатанных, когда он отправлялся на Юго-Запад, подарок 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4">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5">мы делать Нджамби Карунга сейчас, омахона…</text:span></text:span><text:span text:style-name="Source_20_Text"><text:span text:style-name="T4">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4">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5">auf Wiedersehen</text:span></text:span><text:span text:style-name="Source_20_Text"><text:span text:style-name="T4">.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text:span></text:span><text:soft-page-break/><text:span text:style-name="Source_20_Text"><text:span text:style-name="T4">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5">Bodenplatte</text:span></text:span><text:span text:style-name="Source_20_Text"><text:span text:style-name="T4">—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4">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5">Bodenplatte, </text:span></text:span><text:span text:style-name="Source_20_Text"><text:span text:style-name="T4">свежие щепки</text:span></text:span><text:span text:style-name="Source_20_Text"><text:span text:style-name="T5"> </text:span></text:span><text:span text:style-name="Source_20_Text"><text:span text:style-name="T4">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5">Erwartung</text:span></text:span><text:span text:style-name="Source_20_Text"><text:span text:style-name="T4">. . . .</text:span></text:span></text:p>
      <text:p text:style-name="Standard_20__28_user_29_"><text:span text:style-name="Source_20_Text"><text:span text:style-name="T4">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5">Bringt doch der Wanderer auch vom Hange des Bergrands nicht eine</text:span></text:span></text:p>
      <text:p text:style-name="Standard_20__28_user_29_"><text:span text:style-name="Source_20_Text"><text:span text:style-name="T5">Hand voll Erde ins Tal, die alle unsägliche, sondern ein erworbenes</text:span></text:span></text:p>
      <text:p text:style-name="Standard_20__28_user_29_"><text:span text:style-name="Source_20_Text"><text:span text:style-name="T5">Wort, reines, den gelben und blaun Enzian.</text:span></text:span></text:p>
      <text:p text:style-name="Standard_20__28_user_29_"/>
      <text:p text:style-name="Standard_20__28_user_29_"><text:span text:style-name="Source_20_Text"><text:span text:style-name="T4">–</text:span></text:span><text:span text:style-name="Source_20_Text"><text:span text:style-name="T7"> </text:span></text:span><text:span text:style-name="Source_20_Text"><text:span text:style-name="T4">Омухона… посмотри на меня. Я красный и коричневый… </text:span></text:span><text:span text:style-name="Source_20_Text"><text:span text:style-name="T5">чёрный</text:span></text:span><text:span text:style-name="Source_20_Text"><text:span text:style-name="T4">, омухон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5">такие</text:span></text:span><text:span text:style-name="Source_20_Text"><text:span text:style-name="T4">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5">запредельность </text:span></text:span><text:span text:style-name="Source_20_Text"><text:span text:style-name="T4">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oft-page-break/><text:span text:style-name="Source_20_Text"><text:span text:style-name="T4">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4">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5">пронеси</text:span></text:span><text:span text:style-name="Source_20_Text"><text:span text:style-name="T4">, набирая скорость до последнего возможного момента, </text:span></text:span><text:span text:style-name="Source_20_Text"><text:span text:style-name="T5">пронеси</text:span></text:span><text:span text:style-name="Source_20_Text"><text:span text:style-name="T4"> его единственная молитва на ночь. Опасность, которая, как он 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5">Mutti…</text:span></text:span><text:span text:style-name="Source_20_Text"><text:span text:style-name="T4">.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4">Здесь он чувствует, что </text:span></text:span><text:span text:style-name="Source_20_Text"><text:span text:style-name="T5">пронесло</text:span></text:span><text:span text:style-name="Source_20_Text"><text:span text:style-name="T4">, тут легко. На что мог бы он надеяться без Войны? Но участвовать в </text:span></text:span><text:span text:style-name="Source_20_Text"><text:span text:style-name="T5">таком</text:span></text:span><text:span text:style-name="Source_20_Text"><text:span text:style-name="T4"> приключении… </text:span></text:span><text:span text:style-name="Source_20_Text"><text:span text:style-name="T5">Если ты не можешь петь Зигфрид ты всё же можешь нести копьё…</text:span></text:span><text:span text:style-name="Source_20_Text"><text:span text:style-name="T4">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text:span></text:span><text:soft-page-break/><text:span text:style-name="Source_20_Text"><text:span text:style-name="T4">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5">смотрела</text:span></text:span><text:span text:style-name="Source_20_Text"><text:span text:style-name="T4"> на него….</text:span></text:span></text:p>
      <text:p text:style-name="Standard_20__28_user_29_"><text:span text:style-name="Source_20_Text"><text:span text:style-name="T4">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если она вернётс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4">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4">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4">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text:span></text:span><text:soft-page-break/><text:span text:style-name="Source_20_Text"><text:span text:style-name="T4">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4">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знаю. Куда мне будет лучш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Белое Посещение».– <text:s/>Предлагает Пира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Белое Посещение» неплохо,– сказала она и ступила в пусто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5">Белом Зомби</text:span></text:span><text:span text:style-name="Source_20_Text"><text:span text:style-name="T4">, самый первый фильм, из всех что видел Осби и в определённом смысле последний в его Списке Всех, вместе с </text:span></text:span><text:span text:style-name="Source_20_Text"><text:span text:style-name="T5">Сыном Франкенштейна</text:span></text:span><text:span text:style-name="Source_20_Text"><text:span text:style-name="T4">, </text:span></text:span><text:span text:style-name="Source_20_Text"><text:span text:style-name="T5">Чокнутые Летят в Рио</text:span></text:span><text:span text:style-name="Source_20_Text"><text:span text:style-name="T4"> и, возможно, </text:span></text:span><text:span text:style-name="Source_20_Text"><text:span text:style-name="T5">Дамбо.</text:span></text:span><text:span text:style-name="Source_20_Text"><text:span text:style-name="T4">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что?– спрашивает Пират, когда пауза Осби затянулась дольше минуты.</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А?– грит Осби.</text:span></text:span></text:p>
      <text:p text:style-name="Standard_20__28_user_29_"><text:span text:style-name="Source_20_Text"><text:span text:style-name="T4">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5">на хуй</text:span></text:span><text:span text:style-name="Source_20_Text"><text:span text:style-name="T4">, и бросит игру, бросит и всё т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5">остальные</text:span></text:span><text:span text:style-name="Source_20_Text"><text:span text:style-name="T4"> в Фирме пользуются Стеном, знаете ли. Мендоза весит в три раза больше, никто даже не </text:span></text:span><text:span text:style-name="Source_20_Text"><text:span text:style-name="T5">видал</text:span></text:span><text:span text:style-name="Source_20_Text"><text:span text:style-name="T4">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5">причуда</text:span></text:span><text:span text:style-name="Source_20_Text"><text:span text:style-name="T4">. Мне вес без разницы, иначе не вытащил бы девушку обратно, та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Пират становится простачком,– я за тебя отвечаю, знае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oft-page-break/><text:span text:style-name="Source_20_Text"><text:span text:style-name="T5">ic heb u liever dan ên everswîn,</text:span></text:span></text:p>
      <text:p text:style-name="Standard_20__28_user_29_"><text:span text:style-name="Source_20_Text"><text:span text:style-name="T5">al waert van finen goude ghewracht</text:span></text:span></text:p>
      <text:p text:style-name="Standard_20__28_user_29_"/>
      <text:p text:style-name="Standard_20__28_user_29_"><text:span text:style-name="Source_20_Text"><text:span text:style-name="T4">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5">как моё собственное маленькое светило</text:span></text:span><text:span text:style-name="Source_20_Text"><text:span text:style-name="T4">, писал од домой своему старшему брату Хендрику, </text:span></text:span><text:span text:style-name="Source_20_Text"><text:span text:style-name="T5">повелитель моего Знака</text:span></text:span><text:span text:style-name="Source_20_Text"><text:span text:style-name="T4">...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5">что</text:span></text:span><text:span text:style-name="Source_20_Text"><text:span text:style-name="T4"> они вообще годятся?—теперь неспособная даже увидеть своего убийцу, вскинувшись, брызжа кровью, с квохтаньем умирала….</text:span></text:span></text:p>
      <text:p text:style-name="Standard_20__28_user_29_"><text:span text:style-name="Source_20_Text"><text:span text:style-name="T4">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4">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text:span></text:span><text:soft-page-break/><text:span text:style-name="Source_20_Text"><text:span text:style-name="T4">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4">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4">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4">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4">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4">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4">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5">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4">...И в глазах додо стоят слёзы счастья. Они братья отныне, они и люди, что их избивали, братья во Христе, они </text:span></text:span><text:soft-page-break/><text:span text:style-name="Source_20_Text"><text:span text:style-name="T4">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4">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4">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5">его</text:span></text:span><text:span text:style-name="Source_20_Text"><text:span text:style-name="T4"> причуда….»</text:span></text:span></text:p>
      <text:p text:style-name="Standard_20__28_user_29_"><text:span text:style-name="Source_20_Text"><text:span text:style-name="T4">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 за тобой увязался,– Осби затягивается мухоморной сигарето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что ты думаешь про неё, вообщ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ты знаешь что они там надумали?</text:span></text:span></text:p>
      <text:p text:style-name="Standard_20__28_user_29_"><text:span text:style-name="Source_20_Text"><text:span text:style-name="T4">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text:span></text:span><text:soft-page-break/><text:span text:style-name="Source_20_Text"><text:span text:style-name="T4">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4">«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4">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7"><draw:image xlink:href="Pictures/1000000000000B720000009B428C9716555D8079.png" xlink:type="simple" xlink:show="embed" xlink:actuate="onLoad" loext:mime-type="image/png"/></draw:frame><text:span text:style-name="Source_20_Text"><text:span text:style-name="T4">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4">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4">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text:span></text:span><text:soft-page-break/><text:span text:style-name="Source_20_Text"><text:span text:style-name="T4">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4">Но что-то не так… что-то... </text:span></text:span><text:span text:style-name="Source_20_Text"><text:span text:style-name="T5">поменялось</text:span></text:span><text:span text:style-name="Source_20_Text"><text:span text:style-name="T4">…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5">что-то</text:span></text:span><text:span text:style-name="Source_20_Text"><text:span text:style-name="T4">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4">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pan text:style-name="Source_20_Text"><text:span text:style-name="T4">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вернулся! Ах, Тайрон, ты </text:span></text:span><text:span text:style-name="Source_20_Text"><text:span text:style-name="T5">вернулся</text:span></text:span><text:span text:style-name="Source_20_Text"><text:span text:style-name="T4">,–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я, милая…</text:span></text:span></text:p>
      <text:p text:style-name="Standard_20__28_user_29_"><text:span text:style-name="Source_20_Text"><text:span text:style-name="T4">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4">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text:span></text:span><text:soft-page-break/><text:span text:style-name="Source_20_Text"><text:span text:style-name="T4">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5">конфета</text:span></text:span><text:span text:style-name="Source_20_Text"><text:span text:style-name="T4">, Мам! Придумай как скормить одну из них Гитлеру и война закончится </text:span></text:span><text:span text:style-name="Source_20_Text"><text:span text:style-name="T5">завтра</text:span></text:span><text:span text:style-name="Source_20_Text"><text:span text:style-name="T4">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И ещё капельку ментола,– м-с Квод закладывает в рот <text:s/>одну.– Прелесть.</text:span></text:span></text:p>
      <text:p text:style-name="Standard_20__28_user_29_"><text:span text:style-name="Source_20_Text"><text:span text:style-name="T4">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сли вы хотите что-то совсем </text:span></text:span><text:span text:style-name="Source_20_Text"><text:span text:style-name="T5">особенное</text:span></text:span><text:span text:style-name="Source_20_Text"><text:span text:style-name="T4">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ользкий вяз. Какая жалость, они вчера кончились.</text:span></text:span></text:p>
      <text:p text:style-name="Standard_20__28_user_29_"><text:span text:style-name="Source_20_Text"><text:span text:style-name="T4">Входит Дарин с горячим чайником и тремя чашками на поднос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тут?– Слотроп малость поспеш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ебе лучше не знать, Тайро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5">два</text:span></text:span><text:span text:style-name="Source_20_Text"><text:span text:style-name="T4">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5">кисленькая</text:span></text:span><text:span text:style-name="Source_20_Text"><text:span text:style-name="T4">.–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text:span></text:span><text:soft-page-break/><text:span text:style-name="Source_20_Text"><text:span text:style-name="T4">которая, типа, как одна из наших Союзников, блядь, он даже ничего </text:span></text:span><text:span text:style-name="Source_20_Text"><text:span text:style-name="T5">не видит</text:span></text:span><text:span text:style-name="Source_20_Text"><text:span text:style-name="T4">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5"><text:s/>petit four</text:span></text:span><text:span text:style-name="Source_20_Text"><text:span text:style-name="T4">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5">чавк</text:span></text:span><text:span text:style-name="Source_20_Text"><text:span text:style-name="T4">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5">видом</text:span></text:span><text:span text:style-name="Source_20_Text"><text:span text:style-name="T4">. И почему вы, американцы, такие импульсивны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попробуй это!– кричит Дарлин ухватившись за горло и качаясь на не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авай,– <text:s/>Дарлин ухватив его руку с конфетой, пытается засунуть в его рот.</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Да, просто, знаешь, смотрю на вид, как советует м-с Квод.</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плющить в руке не честно, Тайрон.</text:span></text:span></text:p>
      <text:p text:style-name="Standard_20__28_user_29_"><text:span text:style-name="Source_20_Text"><text:span text:style-name="T4">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же, по-мужски,– советует м-с Квод.</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4">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жиновый зефир,– грит м-с Квод.</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аа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4">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text:span></text:span><text:soft-page-break/><text:span text:style-name="Source_20_Text"><text:span text:style-name="T4">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4">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4">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5">Прикоснитесь к <text:s/>её горлу, Величество. Прикоснитесь!</text:span></text:span><text:span text:style-name="Source_20_Text"><text:span text:style-name="T4">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5">Вспышка молнии—</text:span></text:span></text:p>
      <text:p text:style-name="Standard_20__28_user_29_"><text:span text:style-name="Source_20_Text"><text:span text:style-name="T4">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oft-page-break/><text:span text:style-name="Source_20_Text"><text:span text:style-name="T4">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8"><draw:image xlink:href="Pictures/1000000000000B720000009B428C9716555D8079.png" xlink:type="simple" xlink:show="embed" xlink:actuate="onLoad" loext:mime-type="image/png"/></draw:frame><text:span text:style-name="Source_20_Text"><text:span text:style-name="T4">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pan text:style-name="Source_20_Text"><text:span text:style-name="T4">Когда это происходит, свет для них становится очень красным.</text:span></text:span></text:p>
      <text:p text:style-name="Standard_20__28_user_29_"><text:span text:style-name="Source_20_Text"><text:span text:style-name="T4">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4">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4">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4">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4">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5">данный</text:span></text:span><text:span text:style-name="Source_20_Text"><text:span text:style-name="T4"> момент обеспеченная беременность, или две, если тольк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х!– Она подскакивает радостно (вверх, не на),– это мне </text:span></text:span><text:span text:style-name="Source_20_Text"><text:span text:style-name="T5">напомнило…</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text:span></text:span><text:span text:style-name="Source_20_Text"><text:span text:style-name="T5">вот</text:span></text:span><text:span text:style-name="Source_20_Text"><text:span text:style-name="T4">, что у тебя на уме. Если, конечно, </text:span></text:span><text:span text:style-name="Source_20_Text"><text:span text:style-name="T5">ум</text:span></text:span><text:span text:style-name="Source_20_Text"><text:span text:style-name="T4"> подходящее слово.</text:span></text:span></text:p>
      <text:p text:style-name="Standard_20__28_user_29_"><text:span text:style-name="Source_20_Text"><text:span text:style-name="T4">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4">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5">о, о…</text:span></text:span></text:p>
      <text:p text:style-name="Standard_20__28_user_29_"><text:span text:style-name="Source_20_Text"><text:span text:style-name="T4">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4">«…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5">амирают в безмолвном ожидании</text:span></text:span><text:span text:style-name="Source_20_Text"><text:span text:style-name="T4">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4">Но тут. С </text:span></text:span><text:span text:style-name="Source_20_Text"><text:span text:style-name="T5">этой</text:span></text:span><text:span text:style-name="Source_20_Text"><text:span text:style-name="T4">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4">» она сняла свою блузку, в движении по основной магистрали возле Ловер Бидинг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Боже, она чокнулась, за что </text:span></text:span><text:span text:style-name="Source_20_Text"><text:span text:style-name="T5">мне</text:span></text:span><text:span text:style-name="Source_20_Text"><text:span text:style-name="T4"> попадаются только таки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слушай,– смотрит искоса,– <text:s/>ты знаешь, что тебя могут арестовать? Забудь про «тебя»,– <text:s/>ему только что дошло,– <text:s/></text:span></text:span><text:span text:style-name="Source_20_Text"><text:span text:style-name="T5">меня</text:span></text:span><text:span text:style-name="Source_20_Text"><text:span text:style-name="T4"> арестую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4">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5">коротышек, </text:span></text:span><text:span text:style-name="Source_20_Text"><text:span text:style-name="T4">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text:span></text:span><text:soft-page-break/><text:span text:style-name="Source_20_Text"><text:span text:style-name="T4">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5">есть</text:span></text:span><text:span text:style-name="Source_20_Text"><text:span text:style-name="T4">, машина военной полиции. Он не может сбавить, а если попытается обогнать это и </text:span></text:span><text:span text:style-name="Source_20_Text"><text:span text:style-name="T5">впрямь</text:span></text:span><text:span text:style-name="Source_20_Text"><text:span text:style-name="T4"> будет подозритель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5">делают</text:span></text:span><text:span text:style-name="Source_20_Text"><text:span text:style-name="T4">, Приксбери, тебе вид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хоже мужчина и женщина, сэ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ридурок.– <text:s/>И достаёт чёрный бинокль.</text:span></text:span></text:p>
      <text:p text:style-name="Standard_20__28_user_29_"/>
      <text:p text:style-name="Standard_20__28_user_29_"><text:span text:style-name="Source_20_Text"><text:span text:style-name="T4">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4">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4">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4">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5"><text:s/>je ne sais quoi de sinistre. </text:span></text:span><text:span text:style-name="Source_20_Text"><text:span text:style-name="T4">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5">о. О</text:span></text:span><text:span text:style-name="Source_20_Text"><text:span text:style-name="T4">, нет. Закрой тот вентиль, Нетель, да прикинь </text:span></text:span><text:span text:style-name="Source_20_Text"><text:span text:style-name="T5">про это вот</text:span></text:span><text:span text:style-name="Source_20_Text"><text:span text:style-name="T4">. Он стоял, полусогнутым, над раковиной, парализованный, отложив свои страхи за Джессику чуть на </text:span></text:span><text:soft-page-break/><text:span text:style-name="Source_20_Text"><text:span text:style-name="T4">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5">сейчас</text:span></text:span><text:span text:style-name="Source_20_Text"><text:span text:style-name="T4">…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5">могут</text:span></text:span><text:span text:style-name="Source_20_Text"><text:span text:style-name="T4"> читать твоё сознание! а и что если—что если это </text:span></text:span><text:span text:style-name="Source_20_Text"><text:span text:style-name="T5">гипнотизм</text:span></text:span><text:span text:style-name="Source_20_Text"><text:span text:style-name="T4">? А? Исусе: тогда целая куча других оккультных заморочек, таких как астральное наущение, контроль сознания (ну, в </text:span></text:span><text:span text:style-name="Source_20_Text"><text:span text:style-name="T5">этом-то</text:span></text:span><text:span text:style-name="Source_20_Text"><text:span text:style-name="T4"> ничего оккультного), тайные проклятия, чтоб вызвать импотенцию, флюс, сумасшествие, вуууййй!—</text:span></text:span><text:span text:style-name="Source_20_Text"><text:span text:style-name="T5">зелья</text:span></text:span><text:span text:style-name="Source_20_Text"><text:span text:style-name="T4">! (когда он наконец распрямился и умственным взором, </text:span></text:span><text:span text:style-name="Source_20_Text"><text:span text:style-name="T5">очень</text:span></text:span><text:span text:style-name="Source_20_Text"><text:span text:style-name="T4"> осторожно, обращается к толкучке в кофейном баре, о, </text:span></text:span><text:span text:style-name="Source_20_Text"><text:span text:style-name="T5">Боже…</text:span></text:span><text:span text:style-name="Source_20_Text"><text:span text:style-name="T4">),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5">кто все эти люди</text:span></text:span><text:span text:style-name="Source_20_Text"><text:span text:style-name="T4">…. Чёкнутые.</text:span></text:span><text:span text:style-name="Source_20_Text"><text:span text:style-name="T5">Чёёёёкнутые! </text:span></text:span><text:span text:style-name="Source_20_Text"><text:span text:style-name="T4">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5">всё</text:span></text:span><text:span text:style-name="Source_20_Text"><text:span text:style-name="T4">—даже когда они с Джессикой в постели </text:span></text:span><text:span text:style-name="Source_20_Text"><text:span text:style-name="T5">ебуться</text:span></text:span><text:span text:style-name="Source_20_Text"><text:span text:style-name="T4">—</text:span></text:span></text:p>
      <text:p text:style-name="P6"><text:span text:style-name="Source_20_Text"><text:span text:style-name="T4">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4">Чудесное утро, Вторая Мировая Война. Всё, что он может удерживать на поверхности своего сознания, это слова </text:span></text:span><text:span text:style-name="Source_20_Text"><text:span text:style-name="T5">Мне нужно перевестись</text:span></text:span><text:span text:style-name="Source_20_Text"><text:span text:style-name="T4">,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5">Нацистов в Новостях, </text:span></text:span><text:span text:style-name="Source_20_Text"><text:span text:style-name="T4">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4">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pan text:style-name="Source_20_Text"><text:span text:style-name="T4">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5">погоди</text:span></text:span><text:span text:style-name="Source_20_Text"><text:span text:style-name="T4">… болезнь кожи… </text:span></text:span><text:span text:style-name="Source_20_Text"><text:span text:style-name="T5">может</text:span></text:span><text:span text:style-name="Source_20_Text"><text:span text:style-name="T4">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5">в скрытом состоянии среди города…</text:span></text:span><text:span text:style-name="Source_20_Text"><text:span text:style-name="T4">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oft-page-break/><text:span text:style-name="Source_20_Text"><text:span text:style-name="T4">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
      <text:p text:style-name="P6"><text:span text:style-name="Source_20_Text"><text:span text:style-name="T4">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5">любом</text:span></text:span><text:span text:style-name="Source_20_Text"><text:span text:style-name="T4">,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5">Роджер, Роджер, о, любимый</text:span></text:span><text:span text:style-name="Source_20_Text"><text:span text:style-name="T4">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5">мальчишки</text:span></text:span><text:span text:style-name="Source_20_Text"><text:span text:style-name="T4">,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4">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5"> 1942</text:span></text:span><text:span text:style-name="Source_20_Text"><text:span text:style-name="T4">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4">–</text:span></text:span><text:span text:style-name="Source_20_Text"><text:span text:style-name="T7"> </text:span></text:span><text:span text:style-name="Source_20_Text"><text:span text:style-name="T4">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4">–</text:span></text:span><text:span text:style-name="Source_20_Text"><text:span text:style-name="T7"> </text:span></text:span><text:span text:style-name="Source_20_Text"><text:span text:style-name="T4">Сигарета найдётся, Мэг?– уже автоматически, те так ли. Джес?</text:span></text:span></text:p>
      <text:p text:style-name="P6"><text:span text:style-name="Source_20_Text"><text:span text:style-name="T4">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4">О, <text:s/>да проваливай уже: – «Думала про свой рождественский шопинг».</text:span></text:span></text:p>
      <text:p text:style-name="P6"><text:span text:style-name="Source_20_Text"><text:span text:style-name="T4">–</text:span></text:span><text:span text:style-name="Source_20_Text"><text:span text:style-name="T7"> </text:span></text:span><text:span text:style-name="Source_20_Text"><text:span text:style-name="T4">Что возьмёшь Бобру?</text:span></text:span></text:p>
      <text:p text:style-name="P6"><text:span text:style-name="Source_20_Text"><text:span text:style-name="T4">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text:span></text:span><text:soft-page-break/><text:span text:style-name="Source_20_Text"><text:span text:style-name="T4">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4">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4">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4">–</text:span></text:span><text:span text:style-name="Source_20_Text"><text:span text:style-name="T7"> </text:span></text:span><text:span text:style-name="Source_20_Text"><text:span text:style-name="T4">Нам надо домой,– сказала она,– поздно уже.</text:span></text:span></text:p>
      <text:p text:style-name="P6"><text:span text:style-name="Source_20_Text"><text:span text:style-name="T4">–</text:span></text:span><text:span text:style-name="Source_20_Text"><text:span text:style-name="T7"> </text:span></text:span><text:span text:style-name="Source_20_Text"><text:span text:style-name="T4">Можно просто зайти на минутку.</text:span></text:span></text:p>
      <text:p text:style-name="P6"><text:span text:style-name="Source_20_Text"><text:span text:style-name="T4">Ну, уж </text:span></text:span><text:span text:style-name="Source_20_Text"><text:span text:style-name="T5">это</text:span></text:span><text:span text:style-name="Source_20_Text"><text:span text:style-name="T4">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4">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4">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text:span></text:span><text:soft-page-break/><text:span text:style-name="Source_20_Text"><text:span text:style-name="T4">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8">In dulci jubilo</text:span></text:span></text:p>
      <text:p text:style-name="P6"><text:span text:style-name="Source_20_Text"><text:span text:style-name="T8">Nun singet und seid froh!</text:span></text:span></text:p>
      <text:p text:style-name="P6"><text:span text:style-name="Source_20_Text"><text:span text:style-name="T8">Unsers Herzens Wonne</text:span></text:span></text:p>
      <text:p text:style-name="P6"><text:span text:style-name="Source_20_Text"><text:span text:style-name="T8">Leit in praesipio,</text:span></text:span></text:p>
      <text:p text:style-name="P6"><text:span text:style-name="Source_20_Text"><text:span text:style-name="T8">Leuchtet vor die Sonne</text:span></text:span></text:p>
      <text:p text:style-name="P6"><text:span text:style-name="Source_20_Text"><text:span text:style-name="T8">Matris in gremio.</text:span></text:span></text:p>
      <text:p text:style-name="P6"><text:span text:style-name="Source_20_Text"><text:span text:style-name="T5">Alpha es et O.</text:span></text:span></text:p>
      <text:p text:style-name="P6"/>
      <text:p text:style-name="P6"><text:span text:style-name="Source_20_Text"><text:span text:style-name="T4">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5">немецкий</text:span></text:span><text:span text:style-name="Source_20_Text"><text:span text:style-name="T4">? в английской церкви? 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4">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text:span></text:span><text:soft-page-break/><text:span text:style-name="Source_20_Text"><text:span text:style-name="T4">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5">ein Volk ein Führer</text:span></text:span><text:span text:style-name="Source_20_Text"><text:span text:style-name="T4">—ей нужна машина из множества разных частей, не монолитность, но усложнённость… Хотя кто отважится утверждать </text:span></text:span><text:span text:style-name="Source_20_Text"><text:span text:style-name="T5">что</text:span></text:span><text:span text:style-name="Source_20_Text"><text:span text:style-name="T4"> нужно Войне, настолько она обширна, настолько вознесена… такая </text:span></text:span><text:span text:style-name="Source_20_Text"><text:span text:style-name="T5">заочная</text:span></text:span><text:span text:style-name="Source_20_Text"><text:span text:style-name="T4">.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5">себя</text:span></text:span><text:span text:style-name="Source_20_Text"><text:span text:style-name="T4">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4">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5"><text:s/>peau de soie, </text:span></text:span><text:span text:style-name="Source_20_Text"><text:span text:style-name="T4">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text:span></text:span><text:soft-page-break/><text:span text:style-name="Source_20_Text"><text:span text:style-name="T4">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5">Giovinezza</text:span></text:span><text:span text:style-name="Source_20_Text"><text:span text:style-name="T4">, а что-нибудь, наверное, из </text:span></text:span><text:span text:style-name="Source_20_Text"><text:span text:style-name="T5">Rigoletto</text:span></text:span><text:span text:style-name="Source_20_Text"><text:span text:style-name="T4"> или </text:span></text:span><text:span text:style-name="Source_20_Text"><text:span text:style-name="T5">La Bohème</text:span></text:span><text:span text:style-name="Source_20_Text"><text:span text:style-name="T4">—Почтовое 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5">cioé</text:span></text:span><text:span text:style-name="Source_20_Text"><text:span text:style-name="T4">,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5">mano morta,</text:span></text:span><text:span text:style-name="Source_20_Text"><text:span text:style-name="T4"> никакого прыжка из мёртвой в ожившую по лёгкому позволению подходящего бедра или ляжки—никаких </text:span></text:span><text:span text:style-name="Source_20_Text"><text:span text:style-name="T5">игрищ</text:span></text:span><text:span text:style-name="Source_20_Text"><text:span text:style-name="T4">,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5">вот</text:span></text:span><text:span text:style-name="Source_20_Text"><text:span text:style-name="T4"> склон, небо </text:span></text:span><text:soft-page-break/><text:span text:style-name="Source_20_Text"><text:span text:style-name="T5">может</text:span></text:span><text:span text:style-name="Source_20_Text"><text:span text:style-name="T4">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5">сговор</text:span></text:span><text:span text:style-name="Source_20_Text"><text:span text:style-name="T4">,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5">Eia</text:span></text:span><text:span text:style-name="Source_20_Text"><text:span text:style-name="T4">—странный вздох, тысячелетний—</text:span></text:span><text:span text:style-name="Source_20_Text"><text:span text:style-name="T5">eia, wärn wir da!</text:span></text:span><text:span text:style-name="Source_20_Text"><text:span text:style-name="T4">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6">—</text:span></text:span><text:span text:style-name="Source_20_Text"><text:span text:style-name="T4">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text:span></text:span><text:soft-page-break/><text:span text:style-name="Source_20_Text"><text:span text:style-name="T4">Линда, иди сюда пощупай-ка этот, засунь палец <text:s/>в этот желудочек, обалдеть, всё ещё </text:span></text:span><text:span text:style-name="Source_20_Text"><text:span text:style-name="T5">дёргается</text:span></text:span><text:span text:style-name="Source_20_Text"><text:span text:style-name="T4">….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5">номер</text:span></text:span><text:span text:style-name="Source_20_Text"><text:span text:style-name="T4">,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4">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8">O Jesu parvule,</text:span></text:span></text:p>
      <text:p text:style-name="P6"><text:span text:style-name="Source_20_Text"><text:span text:style-name="T8">Nach dir ist mir so weh .</text:span></text:span><text:span text:style-name="Source_20_Text"><text:span text:style-name="T9"> . .</text:span></text:span></text:p>
      <text:p text:style-name="P7"/>
      <text:p text:style-name="P6"><text:span text:style-name="Source_20_Text"><text:span text:style-name="T4">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pan></text:span><text:soft-page-break/><text:span text:style-name="Source_20_Text"><text:span text:style-name="T4">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5">слава Богу!</text:span></text:span><text:span text:style-name="Source_20_Text"><text:span text:style-name="T4">—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
      <text:p text:style-name="P6"><draw:frame draw:style-name="fr1" draw:name="Image17" text:anchor-type="char" svg:width="6.9252in" svg:height="0.3661in" draw:z-index="9"><draw:image xlink:href="Pictures/1000000000000B720000009B428C9716555D8079.png" xlink:type="simple" xlink:show="embed" xlink:actuate="onLoad" loext:mime-type="image/png"/></draw:frame><text:span text:style-name="Source_20_Text"><text:span text:style-name="T4">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5">привычно пустой…</text:span></text:span><text:span text:style-name="Source_20_Text"><text:span text:style-name="T4">.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5">Время / Стимул / Секреция (30) / Замечания, ч</text:span></text:span><text:span text:style-name="Source_20_Text"><text:span text:style-name="T4">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5">ты знаешь… что…</text:span></text:span><text:span text:style-name="Source_20_Text"><text:span text:style-name="T4">)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text:span></text:span><text:soft-page-break/><text:span text:style-name="Source_20_Text"><text:span text:style-name="T4">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4">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4">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0">Е</text:span></text:span><text:span text:style-name="Source_20_Text"><text:span text:style-name="T4">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pan text:style-name="Source_20_Text"><text:span text:style-name="T4">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5">нет…</text:span></text:span><text:span text:style-name="Source_20_Text"><text:span text:style-name="T4">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4">–</text:span></text:span><text:span text:style-name="Source_20_Text"><text:span text:style-name="T7"> </text:span></text:span><text:span text:style-name="Source_20_Text"><text:span text:style-name="T4">Ах, не иначе. Проклятие мумии, ты идиот. Боже, Боже, я созрел для Крыла Д.</text:span></text:span></text:p>
      <text:p text:style-name="P6"><text:soft-page-break/><text:span text:style-name="Source_20_Text"><text:span text:style-name="T4">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5">словах</text:span></text:span><text:span text:style-name="Source_20_Text"><text:span text:style-name="T4">,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text:soft-page-break/>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4">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4">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pan text:style-name="Source_20_Text"><text:span text:style-name="T4">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5">часть каждого из них. </text:span></text:span><text:span text:style-name="Source_20_Text"><text:span text:style-name="T4">«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4">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5">должен</text:span></text:span><text:span text:style-name="Source_20_Text"><text:span text:style-name="T4">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4">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text:span></text:span><text:soft-page-break/><text:span text:style-name="Source_20_Text"><text:span text:style-name="T4">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5">он знает</text:span></text:span><text:span text:style-name="Source_20_Text"><text:span text:style-name="T4">,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4">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pan text:style-name="Source_20_Text"><text:span text:style-name="T4">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4">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4">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4">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text:span></text:span><text:soft-page-break/><text:span text:style-name="Source_20_Text"><text:span text:style-name="T4">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4">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5">sentiments d’emprise</text:span></text:span><text:span text:style-name="Source_20_Text"><text:span text:style-name="T4">, старина, полегче тут) был со своей Дарлин за пару кварталов от Св. Вероники двумя днями раньше.</text:span></text:span></text:p>
      <text:p text:style-name="P6"><text:span text:style-name="Source_20_Text"><text:span text:style-name="T4">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4">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4">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5">Нам ни в коем случае нельзя потерять контроль</text:span></text:span><text:span text:style-name="Source_20_Text"><text:span text:style-name="T4">.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10"><draw:image xlink:href="Pictures/1000000000000B720000009B428C9716555D8079.png" xlink:type="simple" xlink:show="embed" xlink:actuate="onLoad" loext:mime-type="image/png"/></draw:frame><text:span text:style-name="Source_20_Text"><text:span text:style-name="T4">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text:span></text:span><text:soft-page-break/><text:span text:style-name="Source_20_Text"><text:span text:style-name="T4">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4">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4">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text:span></text:span><text:soft-page-break/><text:span text:style-name="Source_20_Text"><text:span text:style-name="T4">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5">lingua franca? </text:span></text:span><text:span text:style-name="Source_20_Text"><text:span text:style-name="T4">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4">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5">автохроматизмом</text:span></text:span><text:span text:style-name="Source_20_Text"><text:span text:style-name="T4">).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text:span></text:span><text:soft-page-break/><text:span text:style-name="Source_20_Text"><text:span text:style-name="T4">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4">–</text:span></text:span><text:span text:style-name="Source_20_Text"><text:span text:style-name="T7"> </text:span></text:span><text:span text:style-name="Source_20_Text"><text:span text:style-name="T4">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4">–</text:span></text:span><text:span text:style-name="Source_20_Text"><text:span text:style-name="T7"> </text:span></text:span><text:span text:style-name="Source_20_Text"><text:span text:style-name="T4">А когда-нибудь приходится выходить на… ну, на Внешний Уровень?</text:span></text:span></text:p>
      <text:p text:style-name="P6"><text:span text:style-name="Source_20_Text"><text:span text:style-name="T4">(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4">–</text:span></text:span><text:span text:style-name="Source_20_Text"><text:span text:style-name="T7"> </text:span></text:span><text:span text:style-name="Source_20_Text"><text:span text:style-name="T4">(Отрывисто.) Мне придётся сказать тебе это по ходу инструктажа.</text:span></text:span></text:p>
      <text:p text:style-name="P6"><text:span text:style-name="Source_20_Text"><text:span text:style-name="T4">–</text:span></text:span><text:span text:style-name="Source_20_Text"><text:span text:style-name="T7"> </text:span></text:span><text:span text:style-name="Source_20_Text"><text:span text:style-name="T4">Сказать мне что?</text:span></text:span></text:p>
      <text:p text:style-name="P6"><text:span text:style-name="Source_20_Text"><text:span text:style-name="T4">–</text:span></text:span><text:span text:style-name="Source_20_Text"><text:span text:style-name="T7"> </text:span></text:span><text:span text:style-name="Source_20_Text"><text:span text:style-name="T4">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5">все</text:span></text:span><text:span text:style-name="Source_20_Text"><text:span text:style-name="T4">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4">–</text:span></text:span><text:span text:style-name="Source_20_Text"><text:span text:style-name="T7"> </text:span></text:span><text:span text:style-name="Source_20_Text"><text:span text:style-name="T4">Должен…</text:span></text:span></text:p>
      <text:p text:style-name="P6"><text:span text:style-name="Source_20_Text"><text:span text:style-name="T4">–</text:span></text:span><text:span text:style-name="Source_20_Text"><text:span text:style-name="T7"> </text:span></text:span><text:span text:style-name="Source_20_Text"><text:span text:style-name="T4">Сожалею.</text:span></text:span></text:p>
      <text:p text:style-name="P6"><text:span text:style-name="Source_20_Text"><text:span text:style-name="T4">–</text:span></text:span><text:span text:style-name="Source_20_Text"><text:span text:style-name="T7"> </text:span></text:span><text:span text:style-name="Source_20_Text"><text:span text:style-name="T4">Но разве тут… я думал это только—ну, уровень. Место, которое проходишь. Разве нет…?</text:span></text:span></text:p>
      <text:p text:style-name="P6"><text:span text:style-name="Source_20_Text"><text:span text:style-name="T4">–</text:span></text:span><text:span text:style-name="Source_20_Text"><text:span text:style-name="T7"> </text:span></text:span><text:span text:style-name="Source_20_Text"><text:span text:style-name="T4">Заморские пейзажи, о, да, и я так думала—необычные формирования, заглянуть в Наружную Лучистость. Но всё это из </text:span></text:span><text:span text:style-name="Source_20_Text"><text:span text:style-name="T5">нас</text:span></text:span><text:span text:style-name="Source_20_Text"><text:span text:style-name="T4">, пойми. Миллионов </text:span></text:span><text:span text:style-name="Source_20_Text"><text:span text:style-name="T5">нас</text:span></text:span><text:span text:style-name="Source_20_Text"><text:span text:style-name="T4">, изменённых, чтоб стать интерфейсом, ороговеть, не чувствовать и умолкнуть.</text:span></text:span></text:p>
      <text:p text:style-name="P6"><text:span text:style-name="Source_20_Text"><text:span text:style-name="T4">–</text:span></text:span><text:span text:style-name="Source_20_Text"><text:span text:style-name="T7"> </text:span></text:span><text:span text:style-name="Source_20_Text"><text:span text:style-name="T4">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5">памяти</text:span></text:span><text:span text:style-name="Source_20_Text"><text:span text:style-name="T4">?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4">–</text:span></text:span><text:span text:style-name="Source_20_Text"><text:span text:style-name="T7"> </text:span></text:span><text:span text:style-name="Source_20_Text"><text:span text:style-name="T4">(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4">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5">faille</text:span></text:span><text:span text:style-name="Source_20_Text"><text:span text:style-name="T4">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oft-page-break/><text:span text:style-name="Source_20_Text"><text:span text:style-name="T4">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4">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5">обращаясь к чему-то</text:span></text:span><text:span text:style-name="Source_20_Text"><text:span text:style-name="T4">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5">им</text:span></text:span><text:span text:style-name="Source_20_Text"><text:span text:style-name="T4">.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4">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text:span></text:span><text:soft-page-break/><text:span text:style-name="Source_20_Text"><text:span text:style-name="T4">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4">Сэнт-Блейз: Фрикшоу Два, </text:span></text:span><text:span text:style-name="Source_20_Text"><text:span text:style-name="T5">ты видишь это</text:span></text:span><text:span text:style-name="Source_20_Text"><text:span text:style-name="T4">, конец.</text:span></text:span></text:p>
      <text:p text:style-name="P6"><text:span text:style-name="Source_20_Text"><text:span text:style-name="T4">Ведомый: Это Фрикшоу Два—подтверждаю.</text:span></text:span></text:p>
      <text:p text:style-name="P6"><text:span text:style-name="Source_20_Text"><text:span text:style-name="T4">Сэнт-Блейз: Хорошо.</text:span></text:span></text:p>
      <text:p text:style-name="P6"><text:span text:style-name="Source_20_Text"><text:span text:style-name="T4">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4">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4">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text:span></text:span><text:soft-page-break/><text:span text:style-name="Source_20_Text"><text:span text:style-name="T4">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5">о</text:span></text:span><text:span text:style-name="Source_20_Text"><text:span text:style-name="T4">…. Каждое из лиц наблюдавших Вальтера Аша было кукольной сценой: на каждой отдельный спектакль.</text:span></text:span></text:p>
      <text:p text:style-name="P6"><text:span text:style-name="Source_20_Text"><text:span text:style-name="T4">...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4">...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5">аааххх</text:span></text:span><text:span text:style-name="Source_20_Text"><text:span text:style-name="T4">—</text:span></text:span></text:p>
      <text:p text:style-name="P6"><text:span text:style-name="Source_20_Text"><text:span text:style-name="T4">...театр ничего но Вальтер вправду глянь на голову неестественный угол хочет поймать свет хорошая подсветка на жёлтый гель…</text:span></text:span></text:p>
      <text:p text:style-name="P6"><text:span text:style-name="Source_20_Text"><text:span text:style-name="T4">(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5">. . . mba rara m’eroto ondyoze . . . mbe mu munine m’oruroto ayo u n’omuinyo </text:span></text:span><text:span text:style-name="Source_20_Text"><text:span text:style-name="T4">(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pan text:style-name="Source_20_Text"><text:span text:style-name="T4">–</text:span></text:span><text:span text:style-name="Source_20_Text"><text:span text:style-name="T7"> </text:span></text:span><text:span text:style-name="Source_20_Text"><text:span text:style-name="T4">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4">–</text:span></text:span><text:span text:style-name="Source_20_Text"><text:span text:style-name="T7"> </text:span></text:span><text:span text:style-name="Source_20_Text"><text:span text:style-name="T4">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4">–</text:span></text:span><text:span text:style-name="Source_20_Text"><text:span text:style-name="T7"> </text:span></text:span><text:span text:style-name="Source_20_Text"><text:span text:style-name="T4">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4">–</text:span></text:span><text:span text:style-name="Source_20_Text"><text:span text:style-name="T7"> </text:span></text:span><text:span text:style-name="Source_20_Text"><text:span text:style-name="T4">Нет, не угодно,– <text:s/>сухо отвечает Мехико,– но, да, полагаю кому-то надо этим заняться.</text:span></text:span></text:p>
      <text:p text:style-name="P6"><text:span text:style-name="Source_20_Text"><text:span text:style-name="T4">–</text:span></text:span><text:span text:style-name="Source_20_Text"><text:span text:style-name="T7"> </text:span></text:span><text:span text:style-name="Source_20_Text"><text:span text:style-name="T4">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4">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5">это</text:span></text:span><text:span text:style-name="Source_20_Text"><text:span text:style-name="T4">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5">не помнит</text:span></text:span><text:span text:style-name="Source_20_Text"><text:span text:style-name="T4">,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4">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text:span></text:span><text:soft-page-break/><text:span text:style-name="Source_20_Text"><text:span text:style-name="T4">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4">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11"><draw:image xlink:href="Pictures/1000000000000B720000009B428C9716555D8079.png" xlink:type="simple" xlink:show="embed" xlink:actuate="onLoad" loext:mime-type="image/png"/></draw:frame><text:span text:style-name="Source_20_Text"><text:span text:style-name="T4">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5">détente </text:span></text:span><text:span text:style-name="Source_20_Text"><text:span text:style-name="T4">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5">Die Faust Hoch</text:span></text:span><text:span text:style-name="Source_20_Text"><text:span text:style-name="T4">,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pan text:style-name="Source_20_Text"><text:span text:style-name="T4">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7"><text:s/></text:span></text:span><text:span text:style-name="Source_20_Text"><text:span text:style-name="T4">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4">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5">этим</text:span></text:span><text:span text:style-name="Source_20_Text"><text:span text:style-name="T4">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4">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5">Октября</text:span></text:span><text:span text:style-name="Source_20_Text"><text:span text:style-name="T4">,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4">Армия ЛЮБОВНИКОВ МОЖЕТ БЫТЬ ПОБЕЖДЕНА.</text:span></text:span></text:p>
      <text:p text:style-name="Standard_20__28_user_29_"><text:span text:style-name="Source_20_Text"><text:span text:style-name="T4">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5">аах</text:span></text:span><text:span text:style-name="Source_20_Text"><text:span text:style-name="T4">, выстанываем мы угадав кто убийца—все эти новеллы, эти фильмы и песни, они нас </text:span></text:span><text:soft-page-break/><text:span text:style-name="Source_20_Text"><text:span text:style-name="T4">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5">мужское превосходство</text:span></text:span><text:span text:style-name="Source_20_Text"><text:span text:style-name="T4">...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4">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4">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5">а с</text:span></text:span><text:span text:style-name="Source_20_Text"><text:span text:style-name="T4"> </text:span></text:span><text:span text:style-name="Source_20_Text"><text:span text:style-name="T5">Еврейкой…</text:span></text:span><text:span text:style-name="Source_20_Text"><text:span text:style-name="T4">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5">Я знаю, что можно кончать вместе…</text:span></text:span><text:span text:style-name="Source_20_Text"><text:span text:style-name="T4">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4">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text:span></text:span><text:soft-page-break/><text:span text:style-name="Source_20_Text"><text:span text:style-name="T4">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4">–</text:span></text:span><text:span text:style-name="Source_20_Text"><text:span text:style-name="T7"> </text:span></text:span><text:span text:style-name="Source_20_Text"><text:span text:style-name="T4">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4">–</text:span></text:span><text:span text:style-name="Source_20_Text"><text:span text:style-name="T7"> </text:span></text:span><text:span text:style-name="Source_20_Text"><text:span text:style-name="T4">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4">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4">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4">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4">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5">Fickt es,</text:span></text:span><text:span text:style-name="Source_20_Text"><text:span text:style-name="T4"> фраза, что вскоре станет бессмертной, звенит до небес, прокатывается над страной, </text:span></text:span><text:span text:style-name="Source_20_Text"><text:span text:style-name="T5"><text:s/>Ja, fickt es! </text:span></text:span><text:span text:style-name="Source_20_Text"><text:span text:style-name="T4">–«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4">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4">Армия ЛЮБОВНИКОВ МОЖЕТ БЫТЬ ПОБЕЖДЕНА.</text:span></text:span></text:p>
      <text:p text:style-name="Standard_20__28_user_29_"><text:span text:style-name="Source_20_Text"><text:span text:style-name="T4">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text:span></text:span><text:soft-page-break/><text:span text:style-name="Source_20_Text"><text:span text:style-name="T4">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4">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4">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4">Но он качал головой: –«Это разное, Лени. Важно довести функцию до её предела. Δt всего лишь способ достичь этого.»</text:span></text:span></text:p>
      <text:p text:style-name="Standard_20__28_user_29_"><text:span text:style-name="Source_20_Text"><text:span text:style-name="T4">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5">Нибелунгов</text:span></text:span><text:span text:style-name="Source_20_Text"><text:span text:style-name="T4">.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4">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4">Но он ответил: –«Попробуй спроектируй что-то в этом роде и чтобы работало».</text:span></text:span></text:p>
      <text:p text:style-name="Standard_20__28_user_29_"><text:span text:style-name="Source_20_Text"><text:span text:style-name="T4">Они посмотрели <text:s/></text:span></text:span><text:span text:style-name="Source_20_Text"><text:span text:style-name="T5">Die Frau im Mond</text:span></text:span><text:span text:style-name="Source_20_Text"><text:span text:style-name="T4">.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4">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4">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text:span></text:span><text:soft-page-break/><text:span text:style-name="Source_20_Text"><text:span text:style-name="T4">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4">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5">Hinterhöfe</text:span></text:span><text:span text:style-name="Source_20_Text"><text:span text:style-name="T4">.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4">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4">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5">ложись</text:span></text:span><text:span text:style-name="Source_20_Text"><text:span text:style-name="T4">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4">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text:span></text:span><text:soft-page-break/><text:span text:style-name="Source_20_Text"><text:span text:style-name="T4">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5">Schnellbahnwagen</text:span></text:span><text:span text:style-name="Source_20_Text"><text:span text:style-name="T4">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4">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5">этого никто раньше не делал</text:span></text:span><text:span text:style-name="Source_20_Text"><text:span text:style-name="T4">. Я бы не поверил Лени я видел нечто, чего никто раньше не делал….</text:span></text:span></text:p>
      <text:p text:style-name="Standard_20__28_user_29_"><text:span text:style-name="Source_20_Text"><text:span text:style-name="T4">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5">Wandervögel</text:span></text:span><text:span text:style-name="Source_20_Text"><text:span text:style-name="T4"> идиотизма бегать всю ночь по болоту называя себя Обществом Навигации в Пространстве?</text:span></text:span></text:p>
      <text:p text:style-name="Standard_20__28_user_29_"><text:span text:style-name="Source_20_Text"><text:span text:style-name="T4">Лени выросла в Любеке, в ряду </text:span></text:span><text:span text:style-name="Source_20_Text"><text:span text:style-name="T5">kleinbürger</text:span></text:span><text:span text:style-name="Source_20_Text"><text:span text:style-name="T4">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5">должно</text:span></text:span><text:span text:style-name="Source_20_Text"><text:span text:style-name="T4">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4">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5">Bürgerlichkeit, </text:span></text:span><text:span text:style-name="Source_20_Text"><text:span text:style-name="T4"><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4">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4">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5">Raketenflugplatz</text:span></text:span><text:span text:style-name="Source_20_Text"><text:span text:style-name="T4">,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4">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4">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сли он сюда придёт, скажи ты меня не видела.</text:span></text:span></text:p>
      <text:p text:style-name="Standard_20__28_user_29_"><text:soft-page-break/><text:span text:style-name="Source_20_Text"><text:span text:style-name="T4">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5">чересчур</text:span></text:span><text:span text:style-name="Source_20_Text"><text:span text:style-name="T4">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5">Schloss Vollrads, Zeltinger, Piesporter—</text:span></text:span><text:span text:style-name="Source_20_Text"><text:span text:style-name="T4">тут Особый Случай.</text:span></text:span></text:p>
      <text:p text:style-name="Standard_20__28_user_29_"><text:span text:style-name="Source_20_Text"><text:span text:style-name="T4">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5">Knallt ab den Juden Rathenau,</text:span></text:span></text:p>
      <text:p text:style-name="Standard_20__28_user_29_"><text:span text:style-name="Source_20_Text"><text:span text:style-name="T5">Die gottverdammte Judensau . . </text:span></text:span><text:span text:style-name="Source_20_Text"><text:span text:style-name="T4">.</text:span></text:span></text:p>
      <text:p text:style-name="Standard_20__28_user_29_"/>
      <text:p text:style-name="Standard_20__28_user_29_"><text:span text:style-name="Source_20_Text"><text:span text:style-name="T4">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4">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5">Interessengemeinschaft</text:span></text:span><text:span text:style-name="Source_20_Text"><text:span text:style-name="T4">,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4">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4">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5">его</text:span></text:span><text:span text:style-name="Source_20_Text"><text:span text:style-name="T4">, так же, как не принадлежала Франц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а, конечно. Что происходит?</text:span></text:span></text:p>
      <text:p text:style-name="Standard_20__28_user_29_"><text:span text:style-name="Source_20_Text"><text:span text:style-name="T4">Он фыркает, выражая </text:span></text:span><text:span text:style-name="Source_20_Text"><text:span text:style-name="T5">они мне не сказали</text:span></text:span><text:span text:style-name="Source_20_Text"><text:span text:style-name="T4">.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4">Зачем им нужен Ратенау в эту ночь? Что Цезарь на самом деле сказал своему протеже, когда рухнул? <text:s/></text:span></text:span><text:span text:style-name="Source_20_Text"><text:span text:style-name="T5">Et tu, Brute,</text:span></text:span><text:span text:style-name="Source_20_Text"><text:span text:style-name="T4">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5">et-tu-</text:span></text:span><text:soft-page-break/><text:span text:style-name="Source_20_Text"><text:span text:style-name="T5">Brute. </text:span></text:span><text:span text:style-name="Source_20_Text"><text:span text:style-name="T4">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4">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4">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5">такое</text:span></text:span><text:span text:style-name="Source_20_Text"><text:span text:style-name="T4">,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4">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5">Herrenklub</text:span></text:span><text:span text:style-name="Source_20_Text"><text:span text:style-name="T4">—«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4">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слушаю, херр Ратенау,– отвечает Смарагд из ИГ Фарбе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text:span></text:span><text:soft-page-break/><text:span text:style-name="Source_20_Text"><text:span text:style-name="T4">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5">V-Mann</text:span></text:span><text:span text:style-name="Source_20_Text"><text:span text:style-name="T4">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5">никогда не увидим</text:span></text:span><text:span text:style-name="Source_20_Text"><text:span text:style-name="T4">.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5">Нашу</text:span></text:span><text:span text:style-name="Source_20_Text"><text:span text:style-name="T4"> ИГ, я бы сказал,– отвечает Смарагд с более, чем обычной натянутостью и хол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oft-page-break/><text:span text:style-name="Source_20_Text"><text:span text:style-name="T4">–</text:span></text:span><text:span text:style-name="Source_20_Text"><text:span text:style-name="T7"> <text:s/></text:span></text:span><text:span text:style-name="Source_20_Text"><text:span text:style-name="T4">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4">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2"><draw:image xlink:href="Pictures/1000000000000B720000009B428C9716555D8079.png" xlink:type="simple" xlink:show="embed" xlink:actuate="onLoad" loext:mime-type="image/png"/></draw:frame><text:span text:style-name="Source_20_Text"><text:span text:style-name="T4">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4">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4">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5">cortex</text:span></text:span><text:span text:style-name="Source_20_Text"><text:span text:style-name="T4">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5">Cor, Tex</text:span></text:span><text:span text:style-name="Source_20_Text"><text:span text:style-name="T4">!")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text:span></text:span><text:soft-page-break/><text:span text:style-name="Source_20_Text"><text:span text:style-name="T4">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4">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5">словами его надежды</text:span></text:span><text:span text:style-name="Source_20_Text"><text:span text:style-name="T4">,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4">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5">Times </text:span></text:span><text:span text:style-name="Source_20_Text"><text:span text:style-name="T4">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5">Генри V, </text:span></text:span><text:span text:style-name="Source_20_Text"><text:span text:style-name="T4">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1"><text:s/>-</text:span></text:span><text:span text:style-name="Source_20_Text"><text:span text:style-name="T4">35, </text:span></text:span><text:span text:style-name="Source_20_Text"><text:span text:style-name="T11">-</text:span></text:span><text:span text:style-name="Source_20_Text"><text:span text:style-name="T4">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5">выдерживают</text:span></text:span><text:span text:style-name="Source_20_Text"><text:span text:style-name="T4">.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эльс…</text:span></text:span></text:p>
      <text:p text:style-name="Standard_20__28_user_29_"><text:span text:style-name="Source_20_Text"><text:span text:style-name="T4">–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ж ты конечно, веришь,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что нет? А ты ка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не знаю. Сегодня не чувствую себя еврее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4">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4">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4">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ты туда ж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товски непатриотичный разгов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отхаркнув сплюнул в умывальный таз,– <text:s/>ты не хочешь верить. Да и с чего бы? Порода с Харлей-Стрит, мой добрый Иисусе.</text:span></text:span></text:p>
      <text:p text:style-name="Standard_20__28_user_29_"><text:soft-page-break/><text:span text:style-name="Source_20_Text"><text:span text:style-name="T4">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5">мим</text:span></text:span><text:span text:style-name="Source_20_Text"><text:span text:style-name="T4">,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значит «видишь ли»? Я </text:span></text:span><text:span text:style-name="Source_20_Text"><text:span text:style-name="T5">не</text:span></text:span><text:span text:style-name="Source_20_Text"><text:span text:style-name="T4">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не видишь </text:span></text:span><text:span text:style-name="Source_20_Text"><text:span text:style-name="T5">их</text:span></text:span><text:span text:style-name="Source_20_Text"><text:span text:style-name="T4">,–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к лаю это точ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из госпиталя. Обратно в </text:span></text:span><text:span text:style-name="Source_20_Text"><text:span text:style-name="T5">это</text:span></text:span><text:span text:style-name="Source_20_Text"><text:span text:style-name="T4">?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5">назначалось пасть первыми</text:span></text:span><text:span text:style-name="Source_20_Text"><text:span text:style-name="T4">.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5">нам</text:span></text:span><text:span text:style-name="Source_20_Text"><text:span text:style-name="T4">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5">моё</text:span></text:span><text:span text:style-name="Source_20_Text"><text:span text:style-name="T4">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5">известно</text:span></text:span><text:span text:style-name="Source_20_Text"><text:span text:style-name="T4">, Пойнтсмен! Что фронт в </text:span></text:span><text:soft-page-break/><text:span text:style-name="Source_20_Text"><text:span text:style-name="T4">Ев-ропе однажды </text:span></text:span><text:span text:style-name="Source_20_Text"><text:span text:style-name="T5">должен</text:span></text:span><text:span text:style-name="Source_20_Text"><text:span text:style-name="T4"> сложиться таким образом, а? что продвинется к востоку, сделает ракеты необходимостью, </text:span></text:span><text:span text:style-name="Source_20_Text"><text:span text:style-name="T5">известно</text:span></text:span><text:span text:style-name="Source_20_Text"><text:span text:style-name="T4">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прав, Гвендвихи,– рассудительно прихлёбывая чай,– это очень параной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равда.– Он достаёт праздничную бутылку Бочки 69 и готов налить им для тост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а младенцев!– ухмыляется полностью чокнут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ладенцев,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я составлял свою </text:span></text:span><text:span text:style-name="Source_20_Text"><text:span text:style-name="T5">личную</text:span></text:span><text:span text:style-name="Source_20_Text"><text:span text:style-name="T4">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огда за странность всего этого. Несчастные сволочата.</text:span></text:span></text:p>
      <text:p text:style-name="Standard_20__28_user_29_"><text:span text:style-name="Source_20_Text"><text:span text:style-name="T4">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3"><draw:image xlink:href="Pictures/1000000000000B720000009B428C9716555D8079.png" xlink:type="simple" xlink:show="embed" xlink:actuate="onLoad" loext:mime-type="image/png"/></draw:frame><text:span text:style-name="Source_20_Text"><text:span text:style-name="T4">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4">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4">Пантомима куда дядя Роджер водил их всех сегодня днём называлась </text:span></text:span><text:span text:style-name="Source_20_Text"><text:span text:style-name="T5">Гансель и Гретель</text:span></text:span><text:span text:style-name="Source_20_Text"><text:span text:style-name="T4">.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4">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text:span></text:span><text:soft-page-break/><text:span text:style-name="Source_20_Text"><text:span text:style-name="T4">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4">Пусть вас ничто не тревожит,</text:span></text:span></text:p>
      <text:p text:style-name="Standard_20__28_user_29_"><text:span text:style-name="Source_20_Text"><text:span text:style-name="T4">Тогда мы увидим, быть может</text:span></text:span></text:p>
      <text:p text:style-name="Standard_20__28_user_29_"><text:span text:style-name="Source_20_Text"><text:span text:style-name="T4">Что-то, что вам не заметно пока—</text:span></text:span></text:p>
      <text:p text:style-name="Standard_20__28_user_29_"><text:span text:style-name="Source_20_Text"><text:span text:style-name="T4">Большое, злючее, колючее</text:span></text:span></text:p>
      <text:p text:style-name="Standard_20__28_user_29_"><text:span text:style-name="Source_20_Text"><text:span text:style-name="T4">тянется вцепиться вам в бока</text:span></text:span></text:p>
      <text:p text:style-name="Standard_20__28_user_29_"><text:span text:style-name="Source_20_Text"><text:span text:style-name="T4">О, садовнику сегодня радуга нужна,</text:span></text:span></text:p>
      <text:p text:style-name="Standard_20__28_user_29_"><text:span text:style-name="Source_20_Text"><text:span text:style-name="T4">Мусорщик свой галстук нагладил, повязал..</text:span></text:span></text:p>
      <text:p text:style-name="Standard_20__28_user_29_"><text:span text:style-name="Source_20_Text"><text:span text:style-name="T4">И каждый идёт и песенку поёт</text:span></text:span></text:p>
      <text:p text:style-name="Standard_20__28_user_29_"><text:span text:style-name="Source_20_Text"><text:span text:style-name="T4">Вместе с круглым лицом в небесах. Ах!</text:span></text:span></text:p>
      <text:p text:style-name="Standard_20__28_user_29_"/>
      <text:p text:style-name="Standard_20__28_user_29_"><text:span text:style-name="Source_20_Text"><text:span text:style-name="T4">Прекрасный в небе дом из полиэтилена</text:span></text:span></text:p>
      <text:p text:style-name="Standard_20__28_user_29_"><text:span text:style-name="Source_20_Text"><text:span text:style-name="T4">Из платины кегли у тебя в руках—</text:span></text:span></text:p>
      <text:p text:style-name="Standard_20__28_user_29_"><text:span text:style-name="Source_20_Text"><text:span text:style-name="T4">О, мама твоя большой толстый пулемёт</text:span></text:span></text:p>
      <text:p text:style-name="Standard_20__28_user_29_"><text:span text:style-name="Source_20_Text"><text:span text:style-name="T4">А папа страшный молодец</text:span></text:span></text:p>
      <text:p text:style-name="forward"><text:span text:style-name="Source_20_Text">(Шёпотом и стакатто):</text:span></text:p>
      <text:p text:style-name="Standard_20__28_user_29_"><text:span text:style-name="Source_20_Text"><text:span text:style-name="T4">О, менеджер посасывает трубку,</text:span></text:span></text:p>
      <text:p text:style-name="Standard_20__28_user_29_"><text:span text:style-name="Source_20_Text"><text:span text:style-name="T4">Банкиры поедают своих жён,</text:span></text:span></text:p>
      <text:p text:style-name="Standard_20__28_user_29_"><text:span text:style-name="Source_20_Text"><text:span text:style-name="T4">Весь мир вверх дном, ходуном от оркестра</text:span></text:span></text:p>
      <text:p text:style-name="Standard_20__28_user_29_"><text:span text:style-name="Source_20_Text"><text:span text:style-name="T4">Так выверни свои карманы и получи сюрприз—</text:span></text:span></text:p>
      <text:p text:style-name="Standard_20__28_user_29_"/>
      <text:p text:style-name="Standard_20__28_user_29_"><text:span text:style-name="Source_20_Text"><text:span text:style-name="T4">Выверни свои карманы и-получи сюр-приз</text:span></text:span></text:p>
      <text:p text:style-name="Standard_20__28_user_29_"><text:span text:style-name="Source_20_Text"><text:span text:style-name="T4">Там пусто, абсо-лютно ни души!</text:span></text:span></text:p>
      <text:p text:style-name="Standard_20__28_user_29_"><text:span text:style-name="Source_20_Text"><text:span text:style-name="T4">И лампы над ступеньками все гаснут,</text:span></text:span></text:p>
      <text:p text:style-name="Standard_20__28_user_29_"><text:span text:style-name="Source_20_Text"><text:span text:style-name="T4">Окончен бал, сезон для ламп закрыт…</text:span></text:span></text:p>
      <text:p text:style-name="Standard_20__28_user_29_"><text:span text:style-name="Source_20_Text"><text:span text:style-name="T4">А где-то <text:s/>пальмы шепчутся на пляже</text:span></text:span></text:p>
      <text:p text:style-name="Standard_20__28_user_29_"><text:span text:style-name="Source_20_Text"><text:span text:style-name="T4">Спасатель не устаёт вздыхать,</text:span></text:span></text:p>
      <text:p text:style-name="Standard_20__28_user_29_"><text:span text:style-name="Source_20_Text"><text:span text:style-name="T4">А голоса, что слышишь ты, это Парень и Девушка Года,</text:span></text:span></text:p>
      <text:p text:style-name="Standard_20__28_user_29_"><text:span text:style-name="Source_20_Text"><text:span text:style-name="T4">Из тех детей, кто должен научится умирать….</text:span></text:span></text:p>
      <text:p text:style-name="Standard_20__28_user_29_"/>
      <text:p text:style-name="Standard_20__28_user_29_"><text:span text:style-name="Source_20_Text"><text:span text:style-name="T4">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шепчет она громко.– <text:s/>Я не хочу. Ты не он. Я не знаю кто ты, но ты не мой отец. Уходи.</text:span></text:span></text:p>
      <text:p text:style-name="Standard_20__28_user_29_"><text:span text:style-name="Source_20_Text"><text:span text:style-name="T4">Его подлокотники и ножки напряжённо молчат. Она всматривается.</text:span></text:span></text:p>
      <text:p text:style-name="Standard_20__28_user_29_"><text:span text:style-name="Source_20_Text"><text:span text:style-name="T5">Я только хочу навестить теб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хочешь меня сделать одержимой.</text:span></text:span></text:p>
      <text:p text:style-name="Standard_20__28_user_29_"><text:span text:style-name="Source_20_Text"><text:span text:style-name="T4">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text:span></text:span><text:soft-page-break/><text:span text:style-name="Source_20_Text"><text:span text:style-name="T4">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4">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4">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4">Если её не достанут ракеты, всё равно остаётся её лейтенант. Чёртов Бобёр/Джереми и </text:span></text:span><text:span text:style-name="Source_20_Text"><text:span text:style-name="T5">есть</text:span></text:span><text:span text:style-name="Source_20_Text"><text:span text:style-name="T4"> Война, он каждое из утверждений когда-либо выдвинутых ёбаной Войной—что мы 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4">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4">Его деяние веры. На улице ребятишки поют:</text:span></text:span></text:p>
      <text:p text:style-name="Standard_20__28_user_29_"/>
      <text:p text:style-name="Standard_20__28_user_29_"><text:span text:style-name="Source_20_Text"><text:span text:style-name="T4">Слышишь, ангелы сходят с небес, трубя:</text:span></text:span></text:p>
      <text:p text:style-name="Standard_20__28_user_29_"><text:span text:style-name="Source_20_Text"><text:span text:style-name="T4">М-с Симпсон украла нашего Короля…</text:span></text:span></text:p>
      <text:p text:style-name="Standard_20__28_user_29_"/>
      <text:p text:style-name="Standard_20__28_user_29_"><text:span text:style-name="Source_20_Text"><text:span text:style-name="T4">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text:span></text:span><text:soft-page-break/><text:span text:style-name="Source_20_Text"><text:span text:style-name="T4">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4">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14"><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5T22:03:52.490253600</dc:date>
    <meta:editing-cycles>17</meta:editing-cycles>
    <meta:editing-duration>P7DT8H24M46S</meta:editing-duration>
    <meta:generator>LibreOffice/6.1.5.2$Linux_X86_64 LibreOffice_project/10$Build-2</meta:generator>
    <meta:document-statistic meta:table-count="0" meta:image-count="15" meta:object-count="0" meta:page-count="86" meta:paragraph-count="690" meta:word-count="47604" meta:character-count="323831" meta:non-whitespace-character-count="276799"/>
  </office:meta>
</office:document-meta>
</file>